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2" manifest:media-type="application/x-openoffice-gdimetafile;windows_formatname=&quot;GDIMetaFile&quot;"/>
  <manifest:file-entry manifest:full-path="content.xml" manifest:media-type="text/xml"/>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Wingdings2" svg:font-family="Wingdings" style:font-family-generic="system" style:font-pitch="variable"/>
  </office:font-face-decls>
  <office:automatic-styles>
    <style:style style:name="Tableau1" style:family="table">
      <style:table-properties style:width="15.115cm" fo:margin-left="1.071cm" fo:margin-top="0cm" fo:margin-bottom="0cm" table:align="left" style:writing-mode="lr-tb"/>
    </style:style>
    <style:style style:name="Tableau1.A" style:family="table-column">
      <style:table-column-properties style:column-width="1.274cm"/>
    </style:style>
    <style:style style:name="Tableau1.B" style:family="table-column">
      <style:table-column-properties style:column-width="1.776cm"/>
    </style:style>
    <style:style style:name="Tableau1.D" style:family="table-column">
      <style:table-column-properties style:column-width="1.727cm"/>
    </style:style>
    <style:style style:name="Tableau1.F" style:family="table-column">
      <style:table-column-properties style:column-width="1.729cm"/>
    </style:style>
    <style:style style:name="Tableau1.I" style:family="table-column">
      <style:table-column-properties style:column-width="1.649cm"/>
    </style:style>
    <style:style style:name="Tableau1.1" style:family="table-row">
      <style:table-row-properties fo:keep-together="auto"/>
    </style:style>
    <style:style style:name="Tableau1.A1" style:family="table-cell">
      <style:table-cell-properties fo:padding-left="0.199cm" fo:padding-right="0.191cm" fo:padding-top="0cm" fo:padding-bottom="0cm" fo:border="0.5pt solid #00000a"/>
    </style:style>
    <style:style style:name="Tableau2" style:family="table">
      <style:table-properties style:width="15.115cm" fo:margin-left="1.071cm" fo:margin-top="0cm" fo:margin-bottom="0cm" table:align="left" style:writing-mode="lr-tb"/>
    </style:style>
    <style:style style:name="Tableau2.A" style:family="table-column">
      <style:table-column-properties style:column-width="1.274cm"/>
    </style:style>
    <style:style style:name="Tableau2.B" style:family="table-column">
      <style:table-column-properties style:column-width="1.776cm"/>
    </style:style>
    <style:style style:name="Tableau2.D" style:family="table-column">
      <style:table-column-properties style:column-width="1.727cm"/>
    </style:style>
    <style:style style:name="Tableau2.F" style:family="table-column">
      <style:table-column-properties style:column-width="1.729cm"/>
    </style:style>
    <style:style style:name="Tableau2.I" style:family="table-column">
      <style:table-column-properties style:column-width="1.649cm"/>
    </style:style>
    <style:style style:name="Tableau2.1" style:family="table-row">
      <style:table-row-properties fo:keep-together="auto"/>
    </style:style>
    <style:style style:name="Tableau2.A1" style:family="table-cell">
      <style:table-cell-properties fo:padding-left="0.199cm" fo:padding-right="0.191cm" fo:padding-top="0cm" fo:padding-bottom="0cm" fo:border="0.5pt solid #00000a"/>
    </style:style>
    <style:style style:name="Tableau3" style:family="table">
      <style:table-properties style:width="19.754cm" fo:margin-left="-0.76cm" fo:margin-top="0cm" fo:margin-bottom="0cm" table:align="left" style:writing-mode="lr-tb"/>
    </style:style>
    <style:style style:name="Tableau3.A" style:family="table-column">
      <style:table-column-properties style:column-width="0.931cm"/>
    </style:style>
    <style:style style:name="Tableau3.B" style:family="table-column">
      <style:table-column-properties style:column-width="0.804cm"/>
    </style:style>
    <style:style style:name="Tableau3.D" style:family="table-column">
      <style:table-column-properties style:column-width="0.803cm"/>
    </style:style>
    <style:style style:name="Tableau3.X" style:family="table-column">
      <style:table-column-properties style:column-width="1.129cm"/>
    </style:style>
    <style:style style:name="Tableau3.1" style:family="table-row">
      <style:table-row-properties style:min-row-height="0.529cm" fo:keep-together="auto"/>
    </style:style>
    <style:style style:name="Tableau3.A1" style:family="table-cell">
      <style:table-cell-properties fo:padding-left="0.199cm" fo:padding-right="0.191cm" fo:padding-top="0cm" fo:padding-bottom="0cm" fo:border="0.5pt solid #00000a"/>
    </style:style>
    <style:style style:name="Tableau4" style:family="table">
      <style:table-properties style:width="15.115cm" fo:margin-left="1.071cm" fo:margin-top="0cm" fo:margin-bottom="0cm" table:align="left" style:writing-mode="lr-tb"/>
    </style:style>
    <style:style style:name="Tableau4.A" style:family="table-column">
      <style:table-column-properties style:column-width="1.274cm"/>
    </style:style>
    <style:style style:name="Tableau4.B" style:family="table-column">
      <style:table-column-properties style:column-width="1.776cm"/>
    </style:style>
    <style:style style:name="Tableau4.D" style:family="table-column">
      <style:table-column-properties style:column-width="1.727cm"/>
    </style:style>
    <style:style style:name="Tableau4.F" style:family="table-column">
      <style:table-column-properties style:column-width="1.729cm"/>
    </style:style>
    <style:style style:name="Tableau4.I" style:family="table-column">
      <style:table-column-properties style:column-width="1.649cm"/>
    </style:style>
    <style:style style:name="Tableau4.1" style:family="table-row">
      <style:table-row-properties fo:keep-together="auto"/>
    </style:style>
    <style:style style:name="Tableau4.A1" style:family="table-cell">
      <style:table-cell-properties fo:padding-left="0.199cm" fo:padding-right="0.191cm" fo:padding-top="0cm" fo:padding-bottom="0cm" fo:border="0.5pt solid #00000a"/>
    </style:style>
    <style:style style:name="Tableau5" style:family="table">
      <style:table-properties style:width="18.754cm" fo:margin-left="-0.51cm" fo:margin-top="0cm" fo:margin-bottom="0cm" table:align="left" style:writing-mode="lr-tb"/>
    </style:style>
    <style:style style:name="Tableau5.A" style:family="table-column">
      <style:table-column-properties style:column-width="1.252cm"/>
    </style:style>
    <style:style style:name="Tableau5.B" style:family="table-column">
      <style:table-column-properties style:column-width="3.75cm"/>
    </style:style>
    <style:style style:name="Tableau5.C" style:family="table-column">
      <style:table-column-properties style:column-width="1.963cm"/>
    </style:style>
    <style:style style:name="Tableau5.D" style:family="table-column">
      <style:table-column-properties style:column-width="2.533cm"/>
    </style:style>
    <style:style style:name="Tableau5.E" style:family="table-column">
      <style:table-column-properties style:column-width="1.947cm"/>
    </style:style>
    <style:style style:name="Tableau5.F" style:family="table-column">
      <style:table-column-properties style:column-width="1.752cm"/>
    </style:style>
    <style:style style:name="Tableau5.G" style:family="table-column">
      <style:table-column-properties style:column-width="1.558cm"/>
    </style:style>
    <style:style style:name="Tableau5.H" style:family="table-column">
      <style:table-column-properties style:column-width="1.998cm"/>
    </style:style>
    <style:style style:name="Tableau5.1" style:family="table-row">
      <style:table-row-properties fo:keep-together="auto"/>
    </style:style>
    <style:style style:name="Tableau5.A1" style:family="table-cell">
      <style:table-cell-properties fo:padding-left="0.199cm" fo:padding-right="0.191cm" fo:padding-top="0cm" fo:padding-bottom="0cm" fo:border="0.5pt solid #00000a"/>
    </style:style>
    <style:style style:name="Tableau6" style:family="table">
      <style:table-properties style:width="9.192cm" fo:margin-left="-0.199cm" fo:margin-top="0cm" fo:margin-bottom="0cm" table:align="left" style:writing-mode="lr-tb"/>
    </style:style>
    <style:style style:name="Tableau6.A" style:family="table-column">
      <style:table-column-properties style:column-width="2.942cm"/>
    </style:style>
    <style:style style:name="Tableau6.B" style:family="table-column">
      <style:table-column-properties style:column-width="6.248cm"/>
    </style:style>
    <style:style style:name="Tableau6.1" style:family="table-row">
      <style:table-row-properties fo:keep-together="auto"/>
    </style:style>
    <style:style style:name="Tableau6.A1" style:family="table-cell">
      <style:table-cell-properties fo:padding-left="0.199cm" fo:padding-right="0.191cm" fo:padding-top="0cm" fo:padding-bottom="0cm" fo:border="0.5pt solid #00000a"/>
    </style:style>
    <style:style style:name="Tableau7" style:family="table">
      <style:table-properties style:width="12.949cm" fo:margin-left="-0.199cm" fo:margin-top="0cm" fo:margin-bottom="0cm" table:align="left" style:writing-mode="lr-tb"/>
    </style:style>
    <style:style style:name="Tableau7.A" style:family="table-column">
      <style:table-column-properties style:column-width="1.692cm"/>
    </style:style>
    <style:style style:name="Tableau7.B" style:family="table-column">
      <style:table-column-properties style:column-width="3.752cm"/>
    </style:style>
    <style:style style:name="Tableau7.C" style:family="table-column">
      <style:table-column-properties style:column-width="3.754cm"/>
    </style:style>
    <style:style style:name="Tableau7.D" style:family="table-column">
      <style:table-column-properties style:column-width="3.75cm"/>
    </style:style>
    <style:style style:name="Tableau7.1" style:family="table-row">
      <style:table-row-properties fo:keep-together="auto"/>
    </style:style>
    <style:style style:name="Tableau7.A1" style:family="table-cell">
      <style:table-cell-properties fo:padding-left="0.199cm" fo:padding-right="0.191cm" fo:padding-top="0cm" fo:padding-bottom="0cm" fo:border="0.5pt solid #00000a"/>
    </style:style>
    <style:style style:name="Tableau8" style:family="table">
      <style:table-properties style:width="15.115cm" fo:margin-left="1.071cm" fo:margin-top="0cm" fo:margin-bottom="0cm" table:align="left" style:writing-mode="lr-tb"/>
    </style:style>
    <style:style style:name="Tableau8.A" style:family="table-column">
      <style:table-column-properties style:column-width="1.274cm"/>
    </style:style>
    <style:style style:name="Tableau8.B" style:family="table-column">
      <style:table-column-properties style:column-width="1.776cm"/>
    </style:style>
    <style:style style:name="Tableau8.D" style:family="table-column">
      <style:table-column-properties style:column-width="1.727cm"/>
    </style:style>
    <style:style style:name="Tableau8.F" style:family="table-column">
      <style:table-column-properties style:column-width="1.729cm"/>
    </style:style>
    <style:style style:name="Tableau8.I" style:family="table-column">
      <style:table-column-properties style:column-width="1.649cm"/>
    </style:style>
    <style:style style:name="Tableau8.1" style:family="table-row">
      <style:table-row-properties fo:keep-together="auto"/>
    </style:style>
    <style:style style:name="Tableau8.A1" style:family="table-cell">
      <style:table-cell-properties fo:padding-left="0.199cm" fo:padding-right="0.191cm" fo:padding-top="0cm" fo:padding-bottom="0cm" fo:border="0.5pt solid #00000a"/>
    </style:style>
    <style:style style:name="Tableau9" style:family="table">
      <style:table-properties style:width="19.004cm" fo:margin-left="-0.76cm" fo:margin-top="0cm" fo:margin-bottom="0cm" table:align="left" style:writing-mode="lr-tb"/>
    </style:style>
    <style:style style:name="Tableau9.A" style:family="table-column">
      <style:table-column-properties style:column-width="7.003cm"/>
    </style:style>
    <style:style style:name="Tableau9.B" style:family="table-column">
      <style:table-column-properties style:column-width="12.002cm"/>
    </style:style>
    <style:style style:name="Tableau9.1" style:family="table-row">
      <style:table-row-properties fo:keep-together="auto"/>
    </style:style>
    <style:style style:name="Tableau9.A1" style:family="table-cell">
      <style:table-cell-properties fo:padding-left="0.199cm" fo:padding-right="0.191cm" fo:padding-top="0cm" fo:padding-bottom="0cm" fo:border="0.5pt solid #00000a"/>
    </style:style>
    <style:style style:name="P1" style:family="paragraph" style:parent-style-name="Standard">
      <style:text-properties officeooo:paragraph-rsid="0002a458"/>
    </style:style>
    <style:style style:name="P2" style:family="paragraph" style:parent-style-name="Standard">
      <style:paragraph-properties fo:margin-top="0cm" fo:margin-bottom="0.212cm" loext:contextual-spacing="false" fo:line-height="100%"/>
    </style:style>
    <style:style style:name="P3" style:family="paragraph" style:parent-style-name="Standard">
      <style:paragraph-properties fo:margin-top="0cm" fo:margin-bottom="0.212cm" loext:contextual-spacing="false" fo:line-height="100%" fo:text-align="justify" style:justify-single-word="false"/>
    </style:style>
    <style:style style:name="P4" style:family="paragraph" style:parent-style-name="Standard">
      <style:paragraph-properties fo:margin-top="0cm" fo:margin-bottom="0.212cm" loext:contextual-spacing="false" fo:line-height="100%"/>
      <style:text-properties officeooo:paragraph-rsid="0002a458"/>
    </style:style>
    <style:style style:name="P5" style:family="paragraph" style:parent-style-name="Standard">
      <style:paragraph-properties fo:margin-top="0cm" fo:margin-bottom="0.212cm" loext:contextual-spacing="false" fo:line-height="100%"/>
      <style:text-properties fo:font-size="14pt" style:font-size-asian="14pt" style:font-size-complex="14pt"/>
    </style:style>
    <style:style style:name="P6" style:family="paragraph" style:parent-style-name="Standard">
      <style:paragraph-properties fo:margin-top="0cm" fo:margin-bottom="0.212cm" loext:contextual-spacing="false" fo:line-height="100%" fo:text-align="center" style:justify-single-word="false"/>
      <style:text-properties fo:font-size="24pt" style:font-size-asian="24pt" style:font-size-complex="24pt"/>
    </style:style>
    <style:style style:name="P7" style:family="paragraph" style:parent-style-name="Standard" style:master-page-name="Standard">
      <style:paragraph-properties fo:margin-top="0cm" fo:margin-bottom="0.212cm" loext:contextual-spacing="false" fo:line-height="100%" fo:text-align="center" style:justify-single-word="false" style:page-number="auto"/>
      <style:text-properties fo:font-size="24pt" style:font-size-asian="24pt" style:font-size-complex="24pt"/>
    </style:style>
    <style:style style:name="P8" style:family="paragraph" style:parent-style-name="Standard">
      <style:paragraph-properties fo:margin-top="0cm" fo:margin-bottom="0cm" loext:contextual-spacing="false" fo:line-height="100%"/>
      <style:text-properties fo:font-size="8pt" style:font-size-asian="8pt"/>
    </style:style>
    <style:style style:name="P9" style:family="paragraph" style:parent-style-name="Standard">
      <style:paragraph-properties fo:margin-top="0cm" fo:margin-bottom="0cm" loext:contextual-spacing="false" fo:line-height="100%"/>
    </style:style>
    <style:style style:name="P10" style:family="paragraph" style:parent-style-name="Standard">
      <style:paragraph-properties fo:margin-top="0cm" fo:margin-bottom="0cm" loext:contextual-spacing="false" fo:line-height="100%" fo:text-align="justify" style:justify-single-word="false"/>
    </style:style>
    <style:style style:name="P11" style:family="paragraph" style:parent-style-name="Standard">
      <style:paragraph-properties fo:margin-top="0cm" fo:margin-bottom="0cm" loext:contextual-spacing="false" fo:line-height="100%"/>
      <style:text-properties fo:color="#ff0000" fo:font-size="8pt" fo:font-weight="bold" style:font-size-asian="8pt" style:font-weight-asian="bold"/>
    </style:style>
    <style:style style:name="P12" style:family="paragraph" style:parent-style-name="Standard">
      <style:paragraph-properties fo:margin-top="0cm" fo:margin-bottom="0cm" loext:contextual-spacing="false" fo:line-height="100%"/>
      <style:text-properties fo:color="#0070c0"/>
    </style:style>
    <style:style style:name="P13" style:family="paragraph" style:parent-style-name="Standard">
      <style:paragraph-properties fo:margin-top="0cm" fo:margin-bottom="0cm" loext:contextual-spacing="false" fo:line-height="100%" fo:text-align="justify" style:justify-single-word="false"/>
      <style:text-properties fo:font-size="10pt" style:font-size-asian="10pt" style:font-size-complex="10pt"/>
    </style:style>
    <style:style style:name="P14" style:family="paragraph" style:parent-style-name="Standard">
      <style:paragraph-properties fo:margin-top="0cm" fo:margin-bottom="0cm" loext:contextual-spacing="false" fo:line-height="100%"/>
      <style:text-properties fo:font-weight="bold" officeooo:paragraph-rsid="0002a458" style:font-weight-asian="bold" style:font-weight-complex="bold"/>
    </style:style>
    <style:style style:name="P15" style:family="paragraph" style:parent-style-name="List_20_Paragraph">
      <style:paragraph-properties fo:margin-top="0cm" fo:margin-bottom="0.212cm" loext:contextual-spacing="true" fo:line-height="100%" fo:text-align="justify" style:justify-single-word="false"/>
    </style:style>
    <style:style style:name="P16" style:family="paragraph" style:parent-style-name="List_20_Paragraph" style:list-style-name="WWNum1">
      <style:paragraph-properties fo:margin-top="0cm" fo:margin-bottom="0.212cm" loext:contextual-spacing="true" fo:line-height="100%" fo:text-align="justify" style:justify-single-word="false"/>
    </style:style>
    <style:style style:name="P17" style:family="paragraph" style:parent-style-name="List_20_Paragraph" style:list-style-name="WWNum1">
      <style:paragraph-properties fo:margin-top="0cm" fo:margin-bottom="0.212cm" loext:contextual-spacing="true" fo:line-height="100%"/>
    </style:style>
    <style:style style:name="P18" style:family="paragraph" style:parent-style-name="List_20_Paragraph" style:list-style-name="WWNum6">
      <style:paragraph-properties fo:margin-top="0cm" fo:margin-bottom="0.212cm" loext:contextual-spacing="true" fo:line-height="100%"/>
    </style:style>
    <style:style style:name="P19" style:family="paragraph" style:parent-style-name="List_20_Paragraph" style:list-style-name="WWNum6">
      <style:paragraph-properties fo:margin-top="0cm" fo:margin-bottom="0.212cm" loext:contextual-spacing="true" fo:line-height="100%"/>
      <style:text-properties officeooo:paragraph-rsid="00022252"/>
    </style:style>
    <style:style style:name="P20" style:family="paragraph" style:parent-style-name="List_20_Paragraph" style:list-style-name="WWNum3">
      <style:paragraph-properties fo:margin-top="0cm" fo:margin-bottom="0.212cm" loext:contextual-spacing="true" fo:line-height="100%"/>
      <style:text-properties fo:font-size="11pt" officeooo:paragraph-rsid="0002a458" style:font-size-asian="11pt" style:font-size-complex="11pt"/>
    </style:style>
    <style:style style:name="P21" style:family="paragraph" style:parent-style-name="List_20_Paragraph">
      <style:paragraph-properties fo:margin-top="0cm" fo:margin-bottom="0.212cm" loext:contextual-spacing="true" fo:line-height="100%"/>
      <style:text-properties fo:font-size="11pt" officeooo:paragraph-rsid="0002a458" style:font-size-asian="11pt" style:font-size-complex="11pt"/>
    </style:style>
    <style:style style:name="P22" style:family="paragraph" style:parent-style-name="List_20_Paragraph">
      <style:paragraph-properties fo:margin-left="1.905cm" fo:margin-right="0cm" fo:margin-top="0cm" fo:margin-bottom="0.212cm" loext:contextual-spacing="true" fo:line-height="100%" fo:text-indent="0cm" style:auto-text-indent="false"/>
      <style:text-properties fo:font-weight="bold" style:font-weight-asian="bold"/>
    </style:style>
    <style:style style:name="P23" style:family="paragraph" style:parent-style-name="List_20_Paragraph">
      <style:paragraph-properties fo:margin-top="0cm" fo:margin-bottom="0cm" loext:contextual-spacing="true" fo:line-height="100%"/>
    </style:style>
    <style:style style:name="P24" style:family="paragraph" style:parent-style-name="List_20_Paragraph" style:list-style-name="WWNum7">
      <style:paragraph-properties fo:margin-top="0cm" fo:margin-bottom="0cm" loext:contextual-spacing="true" fo:line-height="100%"/>
    </style:style>
    <style:style style:name="P25" style:family="paragraph" style:parent-style-name="List_20_Paragraph">
      <style:paragraph-properties fo:margin-top="0cm" fo:margin-bottom="0cm" loext:contextual-spacing="true" fo:line-height="100%"/>
      <style:text-properties fo:font-size="11pt" officeooo:paragraph-rsid="0002a458" style:font-size-asian="11pt" style:font-size-complex="11pt"/>
    </style:style>
    <style:style style:name="P26" style:family="paragraph" style:parent-style-name="List_20_Paragraph" style:list-style-name="WWNum3">
      <style:paragraph-properties fo:margin-top="0cm" fo:margin-bottom="0cm" loext:contextual-spacing="true" fo:line-height="100%"/>
      <style:text-properties fo:font-size="11pt" officeooo:paragraph-rsid="0002a458" style:font-size-asian="11pt" style:font-size-complex="11pt"/>
    </style:style>
    <style:style style:name="P27" style:family="paragraph" style:parent-style-name="List_20_Paragraph">
      <style:paragraph-properties fo:margin-left="0cm" fo:margin-right="0cm" fo:margin-top="0cm" fo:margin-bottom="0cm" loext:contextual-spacing="true" fo:line-height="100%" fo:text-indent="0cm" style:auto-text-indent="false"/>
    </style:style>
    <style:style style:name="P28" style:family="paragraph" style:parent-style-name="List_20_Paragraph">
      <style:paragraph-properties fo:margin-left="0cm" fo:margin-right="0cm" fo:margin-top="0cm" fo:margin-bottom="0cm" loext:contextual-spacing="true" fo:line-height="100%" fo:text-indent="0cm" style:auto-text-indent="false"/>
      <style:text-properties style:font-name-asian="F"/>
    </style:style>
    <style:style style:name="P29" style:family="paragraph" style:parent-style-name="List_20_Paragraph">
      <style:paragraph-properties fo:margin-left="0cm" fo:margin-right="0cm" fo:margin-top="0cm" fo:margin-bottom="0cm" loext:contextual-spacing="true" fo:line-height="100%" fo:text-indent="0cm" style:auto-text-indent="false"/>
      <style:text-properties fo:color="#ff0000" style:font-name-asian="F"/>
    </style:style>
    <style:style style:name="P30" style:family="paragraph" style:parent-style-name="List_20_Paragraph" style:list-style-name="WWNum3">
      <style:paragraph-properties fo:margin-left="0cm" fo:margin-right="0cm" fo:margin-top="0cm" fo:margin-bottom="0.212cm" loext:contextual-spacing="true" fo:line-height="100%" fo:text-indent="0cm" style:auto-text-indent="false"/>
    </style:style>
    <style:style style:name="P31" style:family="paragraph" style:parent-style-name="List_20_Paragraph" style:list-style-name="WWNum8">
      <style:paragraph-properties fo:margin-left="0.635cm" fo:margin-right="0cm" fo:margin-top="0cm" fo:margin-bottom="0.212cm" loext:contextual-spacing="true" fo:line-height="100%" fo:text-indent="-0.635cm" style:auto-text-indent="false"/>
      <style:text-properties fo:font-size="11pt" officeooo:paragraph-rsid="0002a458" style:font-size-asian="11pt" style:font-size-complex="11pt"/>
    </style:style>
    <style:style style:name="T1" style:family="text">
      <style:text-properties fo:color="#ff0000" fo:font-size="16pt" fo:font-weight="bold" style:font-size-asian="16pt" style:font-weight-asian="bold"/>
    </style:style>
    <style:style style:name="T2" style:family="text">
      <style:text-properties fo:color="#ff0000" style:font-name-asian="F"/>
    </style:style>
    <style:style style:name="T3" style:family="text">
      <style:text-properties fo:color="#ff0000" fo:font-size="8pt" fo:font-weight="bold" style:font-size-asian="8pt" style:font-weight-asian="bold"/>
    </style:style>
    <style:style style:name="T4" style:family="text">
      <style:text-properties fo:color="#ff0000" fo:font-weight="bold" style:font-weight-asian="bold"/>
    </style:style>
    <style:style style:name="T5" style:family="text">
      <style:text-properties fo:font-weight="bold" style:font-weight-asian="bold"/>
    </style:style>
    <style:style style:name="T6" style:family="text">
      <style:text-properties fo:font-weight="bold" officeooo:rsid="00022252" style:font-weight-asian="bold"/>
    </style:style>
    <style:style style:name="T7" style:family="text">
      <style:text-properties style:text-position="super 58%"/>
    </style:style>
    <style:style style:name="T8" style:family="text">
      <style:text-properties fo:font-size="15pt" fo:font-weight="bold" style:font-size-asian="15pt" style:font-weight-asian="bold" style:font-size-complex="15pt"/>
    </style:style>
    <style:style style:name="T9" style:family="text">
      <style:text-properties style:font-name-asian="F"/>
    </style:style>
    <style:style style:name="T10" style:family="text">
      <style:text-properties style:font-name-asian="F" fo:background-color="#ffff00"/>
    </style:style>
    <style:style style:name="T11" style:family="text">
      <style:text-properties style:font-name-asian="F" fo:background-color="#00ff00"/>
    </style:style>
    <style:style style:name="T12" style:family="text">
      <style:text-properties style:font-name="Wingdings" style:font-name-asian="Wingdings2" style:font-name-complex="Wingdings2"/>
    </style:style>
    <style:style style:name="T13" style:family="text">
      <style:text-properties style:text-position="sub 58%"/>
    </style:style>
    <style:style style:name="T14" style:family="text">
      <style:text-properties style:text-position="sub 58%" style:font-name-asian="F"/>
    </style:style>
    <style:style style:name="T15" style:family="text">
      <style:text-properties fo:font-size="14pt" fo:font-weight="bold" style:font-size-asian="14pt" style:font-weight-asian="bold"/>
    </style:style>
    <style:style style:name="T16" style:family="text">
      <style:text-properties fo:font-size="12pt" fo:font-style="italic" fo:font-weight="bold" style:font-size-asian="12pt" style:font-style-asian="italic" style:font-weight-asian="bold"/>
    </style:style>
    <style:style style:name="T17" style:family="text">
      <style:text-properties fo:font-size="12pt" fo:font-weight="bold" style:font-size-asian="12pt" style:font-weight-asian="bold"/>
    </style:style>
    <style:style style:name="T18" style:family="text">
      <style:text-properties fo:color="#00b050" style:font-name-asian="F"/>
    </style:style>
    <style:style style:name="T19" style:family="text">
      <style:text-properties fo:font-size="8pt" style:font-size-asian="8pt"/>
    </style:style>
    <style:style style:name="T20" style:family="text">
      <style:text-properties fo:color="#7030a0" style:font-name-asian="F"/>
    </style:style>
    <style:style style:name="T21" style:family="text">
      <style:text-properties fo:color="#0070c0"/>
    </style:style>
    <style:style style:name="T22" style:family="text">
      <style:text-properties fo:color="#0070c0" style:font-name-asian="F"/>
    </style:style>
    <style:style style:name="T23" style:family="text">
      <style:text-properties fo:color="#0070c0" style:text-position="sub 58%" style:font-name-asian="F"/>
    </style:style>
    <style:style style:name="T24" style:family="text">
      <style:text-properties fo:color="#0070c0" style:text-position="sub 58%"/>
    </style:style>
    <style:style style:name="T25" style:family="text">
      <style:text-properties fo:font-size="20pt" fo:font-weight="bold" style:font-size-asian="20pt" style:font-weight-asian="bold"/>
    </style:style>
    <style:style style:name="T26" style:family="text">
      <style:text-properties style:text-underline-style="solid" style:text-underline-width="auto" style:text-underline-color="font-color"/>
    </style:style>
    <style:style style:name="T27" style:family="text">
      <style:text-properties officeooo:rsid="00022252"/>
    </style:style>
    <style:style style:name="T28" style:family="text">
      <style:text-properties fo:font-size="16pt" style:font-size-asian="16pt"/>
    </style:style>
    <style:style style:name="fr1" style:family="graphic" style:parent-style-name="Formula">
      <style:graphic-properties style:vertical-pos="middle" style:vertical-rel="text" draw:ole-draw-aspect="1"/>
    </style:style>
    <style:style style:name="fr2"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4"/></text:p>
      <text:p text:style-name="P6"><text:span text:style-name="T4"/></text:p>
      <text:p text:style-name="P6"><text:span text:style-name="T4">NOMBRES PREMIERS</text:span></text:p>
      <text:p text:style-name="P2"/>
      <text:p text:style-name="P2"/>
      <text:p text:style-name="P2"/>
      <text:p text:style-name="P5"><text:span text:style-name="T5">Introduction</text:span></text:p>
      <text:list xml:id="list39634369801887324" text:style-name="WWNum1">
        <text:list-item>
          <text:p text:style-name="P16">La notion de nombre premier est une notion de base en arithmétique : le théorème fondamental de l’arithmétique stipule en effet que tout entier naturel se décompose en produit de nombres premiers, et ceci de manière unique.</text:p>
        </text:list-item>
        <text:list-item>
          <text:p text:style-name="P16">Avant tout un défi mathématique, la connaissance des nombres premiers a de nombreuses applications de nos jours, que cela soit en cryptologie ou pour la transmission de l’information.</text:p>
        </text:list-item>
      </text:list>
      <text:p text:style-name="P2"/>
      <text:p text:style-name="P2"/>
      <text:p text:style-name="P5"><text:span text:style-name="T5">Objectif</text:span><text:span text:style-name="T6">s</text:span></text:p>
      <text:list xml:id="list234159671925404" text:continue-numbering="true" text:style-name="WWNum1">
        <text:list-item>
          <text:p text:style-name="P16">En essayant de trouver des nombres premiers, je me suis demandé si on pouvait en quelque sorte les fabriquer. Bon, il y a le crible d’Eratosthène (on fixe un nombre N : on a donc la liste des entiers de 1 à N (on peut aussi prendre une autre valeur initiale), on enlève les multiples de 2, de 3, de 5, 7, 11, 13…), mais je sentais que l’on pouvait faire mieux. C’est pourquoi, je vais maintenant vous présenter une méthode personnelle pour obtenir théoriquement tous les nombres premiers, en effectuant uniquement des opérations simples (à savoir l’addition et la multiplication d’entiers), et qui pourrait continuer indéfiniment (contrairement au crible d’Eratosthène).</text:p>
        </text:list-item>
        <text:list-item>
          <text:p text:style-name="P16">Avant toute chose, l’objectif n’a jamais été de trouver de très grands nombres premiers. Apparemment, 2<text:span text:style-name="T7">57 885 161</text:span>-1 est le plus grand nombre premier connu à ce jour (découvert en janvier 2013 par le GIMPS. Ce nombre comporte plus de 17 millions de chiffres). On cherche les plus grands nombres premiers à partir des nombres de Mersenne (2<text:span text:style-name="T7">n</text:span>-1).</text:p>
        </text:list-item>
      </text:list>
      <text:p text:style-name="P2"/>
      <text:p text:style-name="P2"/>
      <text:list xml:id="list7240075692727492651" text:style-name="WWNum3">
        <text:list-header>
          <text:p text:style-name="P30"><text:span text:style-name="T8">Définition et notations</text:span></text:p>
        </text:list-header>
      </text:list>
      <text:p text:style-name="P3">Par la suite, on va se placer dans <text:span text:style-name="T27">N</text:span><text:span text:style-name="T9">.</text:span></text:p>
      <text:list xml:id="list234159185690727" text:continue-list="list234159671925404" text:style-name="WWNum1">
        <text:list-item>
          <text:p text:style-name="P16"><text:span text:style-name="T9">Rappelons rapidement ce qu’est un nombre premier : un nombre est dit premier ssi ses seuls diviseurs dans </text:span><text:span text:style-name="T27">N</text:span><text:span text:style-name="T9"> sont 1 et lui-même. Et c’est à partir de cette définition que l’on va s’amuser. </text:span><text:span text:style-name="T12"></text:span></text:p>
        </text:list-item>
        <text:list-item>
          <text:p text:style-name="P16"><text:span text:style-name="T9">Quelques notations s’imposent :</text:span></text:p>
        </text:list-item>
      </text:list>
      <text:p text:style-name="P15"><text:span text:style-name="T9">On note « p indice i » le i-ième nombre premier. Donc p</text:span><text:span text:style-name="T14">1</text:span><text:span text:style-name="T9">=2, p</text:span><text:span text:style-name="T14">2</text:span><text:span text:style-name="T9">=3, p</text:span><text:span text:style-name="T14">3</text:span><text:span text:style-name="T9">=5, p</text:span><text:span text:style-name="T14">4</text:span><text:span text:style-name="T9">=7,...</text:span></text:p>
      <text:p text:style-name="P15"><text:span text:style-name="T9">A noter qu’il y a une infinité de nombres premiers. D’ailleurs, pour démontrer ce théorème par un raisonnement par l’absurde, on utilise une primorielle : la primorielle de p</text:span><text:span text:style-name="T14">n</text:span><text:span text:style-name="T9"> est le produit des nombres premiers d’indice inférieur à n (c’est à rapprocher avec la factorielle d’un entier). Donc, par exemple, 7#=7*5*3*2=210.</text:span></text:p>
      <text:p text:style-name="P2"/>
      <text:p text:style-name="P2"><text:soft-page-break/>Maintenant, présentons la méthode :</text:p>
      <text:p text:style-name="P2"/>
      <text:list xml:id="list4291448651127379221" text:style-name="WWNum6">
        <text:list-item>
          <text:p text:style-name="P18"><text:span text:style-name="T8">Présentation de la méthode</text:span></text:p>
        </text:list-item>
      </text:list>
      <text:p text:style-name="P22"/>
      <text:p text:style-name="P3">Bon, c’est une méthode par étape. A l’étape i, on va noter « L indice i » la liste des nombres premiers inférieurs à p<text:span text:style-name="T13">i</text:span>. Ainsi, L<text:span text:style-name="T13">i </text:span>= {<text:span text:style-name="T9">p</text:span><text:span text:style-name="T14">1</text:span><text:span text:style-name="T9">, p</text:span><text:span text:style-name="T14">2</text:span><text:span text:style-name="T9">,…, p</text:span><text:span text:style-name="T14">i</text:span><text:span text:style-name="T9">}. </text:span>On note aussi « T indice i » le tableau obtenu initialement à l’étape i, et T<text:span text:style-name="T13">i</text:span>’ celui obtenu après modification de T<text:span text:style-name="T13">i</text:span>.</text:p>
      <text:p text:style-name="P2"/>
      <text:p text:style-name="P2"><text:span text:style-name="T15">Initialisation</text:span></text:p>
      <text:p text:style-name="P3">Initialisons la méthode à l’étape 3. C’est l’étape la plus importante, celle qui permet de comprendre l’idée de la méthode. L<text:span text:style-name="T13">3</text:span>={2,3,5}. On prend les nombres premiers inférieurs à 30. On a ainsi initialement sur la première ligne : 1, 7, 11, 13, 17, 19, 23 et 29 (1 est nécessaire, il est d’ailleurs dans chaque tableau). Les nombres premiers suivants sont 31, 37, 41, 43, 47…, soit la première ligne à laquelle on ajoute 30 (30=5#). Aux nombres obtenus, on ajoute encore 30 etc… On pourrait continuer indéfiniment…Néanmoins, il est plus judicieux de s’arrêter avant 210 (soit 5# fois p<text:span text:style-name="T13">4</text:span>, ici 7 soit le nombre juste à droite de 1). Après on enlève les multiples de p<text:span text:style-name="T13">4</text:span>, c’est-à-dire 7 : on enlève 1*7, 7*7, 11*7, …, 29*7. Ce sont les nombres en rouge. On met 7 dans L<text:span text:style-name="T13">3</text:span> qui devient L<text:span text:style-name="T13">4</text:span>. On va mettre tous les autres nombres sur une ligne et on va alors ajouter 210 (7#), ce sera le début de l’étape 4, puis on continue à ajouter jusqu’à 2310 (11#), on enlève les multiples de 11, on met tous les autres nombres sur une ligne on ajoute 11# jusqu’à 13#, on enlève les multiples de 11, etc.</text:p>
      <text:p text:style-name="P23"/>
      <text:list xml:id="list1205643967345024024" text:style-name="WWNum7">
        <text:list-item>
          <text:p text:style-name="P24"><text:span text:style-name="T16">Etape 3 : c’est l’étape qui permet de comprendre le principe</text:span></text:p>
          <text:p text:style-name="P24"><text:span text:style-name="T16"/></text:p>
        </text:list-item>
      </text:list>
      <table:table table:name="Tableau1" table:style-name="Tableau1">
        <table:table-column table:style-name="Tableau1.A"/>
        <table:table-column table:style-name="Tableau1.B" table:number-columns-repeated="2"/>
        <table:table-column table:style-name="Tableau1.D" table:number-columns-repeated="2"/>
        <table:table-column table:style-name="Tableau1.F"/>
        <table:table-column table:style-name="Tableau1.D"/>
        <table:table-column table:style-name="Tableau1.F"/>
        <table:table-column table:style-name="Tableau1.I"/>
        <table:table-row table:style-name="Tableau1.1">
          <table:table-cell table:style-name="Tableau1.A1" office:value-type="string">
            <text:p text:style-name="P27"><draw:frame draw:style-name="fr1" text:anchor-type="as-char" svg:width="0.609cm" svg:height="0.591cm" draw:z-index="1"><draw:object xlink:href="./Object 6" xlink:type="simple" xlink:show="embed" xlink:actuate="onLoad"/><draw:image xlink:href="./ObjectReplacements/Object 6" xlink:type="simple" xlink:show="embed" xlink:actuate="onLoad"/></draw:frame></text:p>
          </table:table-cell>
          <table:table-cell table:style-name="Tableau1.A1" office:value-type="string">
            <text:p text:style-name="P27"><text:span text:style-name="T9">1</text:span></text:p>
          </table:table-cell>
          <table:table-cell table:style-name="Tableau1.A1" office:value-type="string">
            <text:p text:style-name="P27"><text:span text:style-name="T2">7</text:span></text:p>
          </table:table-cell>
          <table:table-cell table:style-name="Tableau1.A1" office:value-type="string">
            <text:p text:style-name="P27"><text:span text:style-name="T9">11</text:span></text:p>
          </table:table-cell>
          <table:table-cell table:style-name="Tableau1.A1" office:value-type="string">
            <text:p text:style-name="P27"><text:span text:style-name="T9">13</text:span></text:p>
          </table:table-cell>
          <table:table-cell table:style-name="Tableau1.A1" office:value-type="string">
            <text:p text:style-name="P27"><text:span text:style-name="T9">17</text:span></text:p>
          </table:table-cell>
          <table:table-cell table:style-name="Tableau1.A1" office:value-type="string">
            <text:p text:style-name="P27"><text:span text:style-name="T9">19</text:span></text:p>
          </table:table-cell>
          <table:table-cell table:style-name="Tableau1.A1" office:value-type="string">
            <text:p text:style-name="P27"><text:span text:style-name="T9">23</text:span></text:p>
          </table:table-cell>
          <table:table-cell table:style-name="Tableau1.A1" office:value-type="string">
            <text:p text:style-name="P27"><text:span text:style-name="T9">29</text:span></text:p>
          </table:table-cell>
        </table:table-row>
        <table:table-row table:style-name="Tableau1.1">
          <table:table-cell table:style-name="Tableau1.A1" office:value-type="string">
            <text:p text:style-name="P27"><text:span text:style-name="T9">+5#</text:span></text:p>
          </table:table-cell>
          <table:table-cell table:style-name="Tableau1.A1" office:value-type="string">
            <text:p text:style-name="P27"><text:span text:style-name="T9">31</text:span></text:p>
          </table:table-cell>
          <table:table-cell table:style-name="Tableau1.A1" office:value-type="string">
            <text:p text:style-name="P27"><text:span text:style-name="T9">37</text:span></text:p>
          </table:table-cell>
          <table:table-cell table:style-name="Tableau1.A1" office:value-type="string">
            <text:p text:style-name="P27"><text:span text:style-name="T9">41</text:span></text:p>
          </table:table-cell>
          <table:table-cell table:style-name="Tableau1.A1" office:value-type="string">
            <text:p text:style-name="P27"><text:span text:style-name="T9">43</text:span></text:p>
          </table:table-cell>
          <table:table-cell table:style-name="Tableau1.A1" office:value-type="string">
            <text:p text:style-name="P27"><text:span text:style-name="T9">47</text:span></text:p>
          </table:table-cell>
          <table:table-cell table:style-name="Tableau1.A1" office:value-type="string">
            <text:p text:style-name="P27"><text:span text:style-name="T2">49</text:span></text:p>
          </table:table-cell>
          <table:table-cell table:style-name="Tableau1.A1" office:value-type="string">
            <text:p text:style-name="P27"><text:span text:style-name="T9">53</text:span></text:p>
          </table:table-cell>
          <table:table-cell table:style-name="Tableau1.A1" office:value-type="string">
            <text:p text:style-name="P27"><text:span text:style-name="T9">59</text:span></text:p>
          </table:table-cell>
        </table:table-row>
        <table:table-row table:style-name="Tableau1.1">
          <table:table-cell table:style-name="Tableau1.A1" office:value-type="string">
            <text:p text:style-name="P27"><text:span text:style-name="T9">+5#</text:span></text:p>
          </table:table-cell>
          <table:table-cell table:style-name="Tableau1.A1" office:value-type="string">
            <text:p text:style-name="P27"><text:span text:style-name="T9">61</text:span></text:p>
          </table:table-cell>
          <table:table-cell table:style-name="Tableau1.A1" office:value-type="string">
            <text:p text:style-name="P27"><text:span text:style-name="T9">67</text:span></text:p>
          </table:table-cell>
          <table:table-cell table:style-name="Tableau1.A1" office:value-type="string">
            <text:p text:style-name="P27"><text:span text:style-name="T9">71</text:span></text:p>
          </table:table-cell>
          <table:table-cell table:style-name="Tableau1.A1" office:value-type="string">
            <text:p text:style-name="P27"><text:span text:style-name="T9">73</text:span></text:p>
          </table:table-cell>
          <table:table-cell table:style-name="Tableau1.A1" office:value-type="string">
            <text:p text:style-name="P27"><text:span text:style-name="T2">77</text:span></text:p>
          </table:table-cell>
          <table:table-cell table:style-name="Tableau1.A1" office:value-type="string">
            <text:p text:style-name="P27"><text:span text:style-name="T9">79</text:span></text:p>
          </table:table-cell>
          <table:table-cell table:style-name="Tableau1.A1" office:value-type="string">
            <text:p text:style-name="P27"><text:span text:style-name="T9">83</text:span></text:p>
          </table:table-cell>
          <table:table-cell table:style-name="Tableau1.A1" office:value-type="string">
            <text:p text:style-name="P27"><text:span text:style-name="T9">89</text:span></text:p>
          </table:table-cell>
        </table:table-row>
        <table:table-row table:style-name="Tableau1.1">
          <table:table-cell table:style-name="Tableau1.A1" office:value-type="string">
            <text:p text:style-name="P27"><text:span text:style-name="T9">+5#</text:span></text:p>
          </table:table-cell>
          <table:table-cell table:style-name="Tableau1.A1" office:value-type="string">
            <text:p text:style-name="P27"><text:span text:style-name="T2">91</text:span></text:p>
          </table:table-cell>
          <table:table-cell table:style-name="Tableau1.A1" office:value-type="string">
            <text:p text:style-name="P27"><text:span text:style-name="T9">97</text:span></text:p>
          </table:table-cell>
          <table:table-cell table:style-name="Tableau1.A1" office:value-type="string">
            <text:p text:style-name="P27"><text:span text:style-name="T9">101</text:span></text:p>
          </table:table-cell>
          <table:table-cell table:style-name="Tableau1.A1" office:value-type="string">
            <text:p text:style-name="P27"><text:span text:style-name="T9">103</text:span></text:p>
          </table:table-cell>
          <table:table-cell table:style-name="Tableau1.A1" office:value-type="string">
            <text:p text:style-name="P27"><text:span text:style-name="T9">107</text:span></text:p>
          </table:table-cell>
          <table:table-cell table:style-name="Tableau1.A1" office:value-type="string">
            <text:p text:style-name="P27"><text:span text:style-name="T9">109</text:span></text:p>
          </table:table-cell>
          <table:table-cell table:style-name="Tableau1.A1" office:value-type="string">
            <text:p text:style-name="P27"><text:span text:style-name="T9">113</text:span></text:p>
          </table:table-cell>
          <table:table-cell table:style-name="Tableau1.A1" office:value-type="string">
            <text:p text:style-name="P27"><text:span text:style-name="T2">119</text:span></text:p>
          </table:table-cell>
        </table:table-row>
        <table:table-row table:style-name="Tableau1.1">
          <table:table-cell table:style-name="Tableau1.A1" office:value-type="string">
            <text:p text:style-name="P27"><text:span text:style-name="T9">+5#</text:span></text:p>
          </table:table-cell>
          <table:table-cell table:style-name="Tableau1.A1" office:value-type="string">
            <text:p text:style-name="P27"><text:span text:style-name="T9">121</text:span></text:p>
          </table:table-cell>
          <table:table-cell table:style-name="Tableau1.A1" office:value-type="string">
            <text:p text:style-name="P27"><text:span text:style-name="T9">127</text:span></text:p>
          </table:table-cell>
          <table:table-cell table:style-name="Tableau1.A1" office:value-type="string">
            <text:p text:style-name="P27"><text:span text:style-name="T9">131</text:span></text:p>
          </table:table-cell>
          <table:table-cell table:style-name="Tableau1.A1" office:value-type="string">
            <text:p text:style-name="P27"><text:span text:style-name="T2">133</text:span></text:p>
          </table:table-cell>
          <table:table-cell table:style-name="Tableau1.A1" office:value-type="string">
            <text:p text:style-name="P27"><text:span text:style-name="T9">137</text:span></text:p>
          </table:table-cell>
          <table:table-cell table:style-name="Tableau1.A1" office:value-type="string">
            <text:p text:style-name="P27"><text:span text:style-name="T9">139</text:span></text:p>
          </table:table-cell>
          <table:table-cell table:style-name="Tableau1.A1" office:value-type="string">
            <text:p text:style-name="P27"><text:span text:style-name="T9">143</text:span></text:p>
          </table:table-cell>
          <table:table-cell table:style-name="Tableau1.A1" office:value-type="string">
            <text:p text:style-name="P27"><text:span text:style-name="T9">149</text:span></text:p>
          </table:table-cell>
        </table:table-row>
        <table:table-row table:style-name="Tableau1.1">
          <table:table-cell table:style-name="Tableau1.A1" office:value-type="string">
            <text:p text:style-name="P27"><text:span text:style-name="T9">+5#</text:span></text:p>
          </table:table-cell>
          <table:table-cell table:style-name="Tableau1.A1" office:value-type="string">
            <text:p text:style-name="P27"><text:span text:style-name="T9">151</text:span></text:p>
          </table:table-cell>
          <table:table-cell table:style-name="Tableau1.A1" office:value-type="string">
            <text:p text:style-name="P27"><text:span text:style-name="T9">157</text:span></text:p>
          </table:table-cell>
          <table:table-cell table:style-name="Tableau1.A1" office:value-type="string">
            <text:p text:style-name="P27"><text:span text:style-name="T2">161</text:span></text:p>
          </table:table-cell>
          <table:table-cell table:style-name="Tableau1.A1" office:value-type="string">
            <text:p text:style-name="P27"><text:span text:style-name="T9">163</text:span></text:p>
          </table:table-cell>
          <table:table-cell table:style-name="Tableau1.A1" office:value-type="string">
            <text:p text:style-name="P27"><text:span text:style-name="T9">167</text:span></text:p>
          </table:table-cell>
          <table:table-cell table:style-name="Tableau1.A1" office:value-type="string">
            <text:p text:style-name="P27"><text:span text:style-name="T9">169</text:span></text:p>
          </table:table-cell>
          <table:table-cell table:style-name="Tableau1.A1" office:value-type="string">
            <text:p text:style-name="P27"><text:span text:style-name="T9">173</text:span></text:p>
          </table:table-cell>
          <table:table-cell table:style-name="Tableau1.A1" office:value-type="string">
            <text:p text:style-name="P27"><text:span text:style-name="T9">179</text:span></text:p>
          </table:table-cell>
        </table:table-row>
        <table:table-row table:style-name="Tableau1.1">
          <table:table-cell table:style-name="Tableau1.A1" office:value-type="string">
            <text:p text:style-name="P27"><text:span text:style-name="T9">+5#</text:span></text:p>
          </table:table-cell>
          <table:table-cell table:style-name="Tableau1.A1" office:value-type="string">
            <text:p text:style-name="P27"><text:span text:style-name="T9">181</text:span></text:p>
          </table:table-cell>
          <table:table-cell table:style-name="Tableau1.A1" office:value-type="string">
            <text:p text:style-name="P27"><text:span text:style-name="T9">187</text:span></text:p>
          </table:table-cell>
          <table:table-cell table:style-name="Tableau1.A1" office:value-type="string">
            <text:p text:style-name="P27"><text:span text:style-name="T9">191</text:span></text:p>
          </table:table-cell>
          <table:table-cell table:style-name="Tableau1.A1" office:value-type="string">
            <text:p text:style-name="P27"><text:span text:style-name="T9">193</text:span></text:p>
          </table:table-cell>
          <table:table-cell table:style-name="Tableau1.A1" office:value-type="string">
            <text:p text:style-name="P27"><text:span text:style-name="T9">197</text:span></text:p>
          </table:table-cell>
          <table:table-cell table:style-name="Tableau1.A1" office:value-type="string">
            <text:p text:style-name="P27"><text:span text:style-name="T9">199</text:span></text:p>
          </table:table-cell>
          <table:table-cell table:style-name="Tableau1.A1" office:value-type="string">
            <text:p text:style-name="P27"><text:span text:style-name="T2">203</text:span></text:p>
          </table:table-cell>
          <table:table-cell table:style-name="Tableau1.A1" office:value-type="string">
            <text:p text:style-name="P27"><text:span text:style-name="T9">209</text:span></text:p>
          </table:table-cell>
        </table:table-row>
      </table:table>
      <text:p text:style-name="P9"/>
      <text:p text:style-name="P2"/>
      <text:p text:style-name="P3">Vous me diriez : oui mais il y a des nombres pas premiers dans le tableau. Ici en vert. On remarque que ce sont donc des multiples de nombres premiers plus grands que 7. Pourquoi on ne les enlève pas ? Elle est pourrie ta méthode !! Et moi je répondrai que ces nombres s’en iront aux étapes suivantes : les multiples de 11 s’en iront à l’étape 4, ceux de 13 à l’étape 5…Pourquoi ne pas les enlever ? Parce que sinon on perdra une infinité de nombres premiers. Par exemple : 121+210=331 est un nombre premier. Si on avait enlevé 121, on aurait loupé 331…et bien d’autres puisque 331 se serait trouver sur la première ligne à partir de l’étape 5 : il y a à priori une infinité de nombres premiers de la forme 331+2310k. Donc si on veut avoir TOUS les nombres premiers, on ne touche surtout pas aux multiples autres que ceux du nombre à droite de 1. Or nous voulons une méthode permettant d’obtenir tous les nombres premiers sans en louper un seul !!!!</text:p>
      <text:p text:style-name="P10">Variante : Faut-il les enlever ? Nous allons voir que non, sinon on va perdre une infinité de nombres premiers. Donc NON si on veut trouver TOUS les nombres premiers. Mais on peut toujours les enlever pour voir si cela rend l’algorithme plus efficace pour trouver des « grands » nombres premiers. Nous verrons en fait que non en pratique (on ne parvient même pas à faire une étape supplémentaire avec <text:span text:style-name="T27">O</text:span>Caml).</text:p>
      <text:p text:style-name="P9"/>
      <table:table table:name="Tableau2" table:style-name="Tableau2">
        <table:table-column table:style-name="Tableau2.A"/>
        <table:table-column table:style-name="Tableau2.B" table:number-columns-repeated="2"/>
        <table:table-column table:style-name="Tableau2.D" table:number-columns-repeated="2"/>
        <table:table-column table:style-name="Tableau2.F"/>
        <table:table-column table:style-name="Tableau2.D"/>
        <table:table-column table:style-name="Tableau2.F"/>
        <table:table-column table:style-name="Tableau2.I"/>
        <text:soft-page-break/>
        <table:table-row table:style-name="Tableau2.1">
          <table:table-cell table:style-name="Tableau2.A1" office:value-type="string">
            <text:p text:style-name="P27"><draw:frame draw:style-name="fr1" text:anchor-type="as-char" svg:width="0.609cm" svg:height="0.591cm" draw:z-index="0"><draw:object xlink:href="./Object 8" xlink:type="simple" xlink:show="embed" xlink:actuate="onLoad"/><draw:image xlink:href="./ObjectReplacements/Object 8" xlink:type="simple" xlink:show="embed" xlink:actuate="onLoad"/></draw:frame></text:p>
          </table:table-cell>
          <table:table-cell table:style-name="Tableau2.A1" office:value-type="string">
            <text:p text:style-name="P27"><text:span text:style-name="T9">1</text:span></text:p>
          </table:table-cell>
          <table:table-cell table:style-name="Tableau2.A1" office:value-type="string">
            <text:p text:style-name="P27"><text:span text:style-name="T2">7</text:span></text:p>
          </table:table-cell>
          <table:table-cell table:style-name="Tableau2.A1" office:value-type="string">
            <text:p text:style-name="P27"><text:span text:style-name="T9">11</text:span></text:p>
          </table:table-cell>
          <table:table-cell table:style-name="Tableau2.A1" office:value-type="string">
            <text:p text:style-name="P27"><text:span text:style-name="T9">13</text:span></text:p>
          </table:table-cell>
          <table:table-cell table:style-name="Tableau2.A1" office:value-type="string">
            <text:p text:style-name="P27"><text:span text:style-name="T9">17</text:span></text:p>
          </table:table-cell>
          <table:table-cell table:style-name="Tableau2.A1" office:value-type="string">
            <text:p text:style-name="P27"><text:span text:style-name="T9">19</text:span></text:p>
          </table:table-cell>
          <table:table-cell table:style-name="Tableau2.A1" office:value-type="string">
            <text:p text:style-name="P27"><text:span text:style-name="T9">23</text:span></text:p>
          </table:table-cell>
          <table:table-cell table:style-name="Tableau2.A1" office:value-type="string">
            <text:p text:style-name="P27"><text:span text:style-name="T9">29</text:span></text:p>
          </table:table-cell>
        </table:table-row>
        <table:table-row table:style-name="Tableau2.1">
          <table:table-cell table:style-name="Tableau2.A1" office:value-type="string">
            <text:p text:style-name="P27"><text:span text:style-name="T9">+5#</text:span></text:p>
          </table:table-cell>
          <table:table-cell table:style-name="Tableau2.A1" office:value-type="string">
            <text:p text:style-name="P27"><text:span text:style-name="T9">31</text:span></text:p>
          </table:table-cell>
          <table:table-cell table:style-name="Tableau2.A1" office:value-type="string">
            <text:p text:style-name="P27"><text:span text:style-name="T9">37</text:span></text:p>
          </table:table-cell>
          <table:table-cell table:style-name="Tableau2.A1" office:value-type="string">
            <text:p text:style-name="P27"><text:span text:style-name="T9">41</text:span></text:p>
          </table:table-cell>
          <table:table-cell table:style-name="Tableau2.A1" office:value-type="string">
            <text:p text:style-name="P27"><text:span text:style-name="T9">43</text:span></text:p>
          </table:table-cell>
          <table:table-cell table:style-name="Tableau2.A1" office:value-type="string">
            <text:p text:style-name="P27"><text:span text:style-name="T9">47</text:span></text:p>
          </table:table-cell>
          <table:table-cell table:style-name="Tableau2.A1" office:value-type="string">
            <text:p text:style-name="P27"><text:span text:style-name="T2">49</text:span></text:p>
          </table:table-cell>
          <table:table-cell table:style-name="Tableau2.A1" office:value-type="string">
            <text:p text:style-name="P27"><text:span text:style-name="T9">53</text:span></text:p>
          </table:table-cell>
          <table:table-cell table:style-name="Tableau2.A1" office:value-type="string">
            <text:p text:style-name="P27"><text:span text:style-name="T9">59</text:span></text:p>
          </table:table-cell>
        </table:table-row>
        <table:table-row table:style-name="Tableau2.1">
          <table:table-cell table:style-name="Tableau2.A1" office:value-type="string">
            <text:p text:style-name="P27"><text:span text:style-name="T9">+5#</text:span></text:p>
          </table:table-cell>
          <table:table-cell table:style-name="Tableau2.A1" office:value-type="string">
            <text:p text:style-name="P27"><text:span text:style-name="T9">61</text:span></text:p>
          </table:table-cell>
          <table:table-cell table:style-name="Tableau2.A1" office:value-type="string">
            <text:p text:style-name="P27"><text:span text:style-name="T9">67</text:span></text:p>
          </table:table-cell>
          <table:table-cell table:style-name="Tableau2.A1" office:value-type="string">
            <text:p text:style-name="P27"><text:span text:style-name="T9">71</text:span></text:p>
          </table:table-cell>
          <table:table-cell table:style-name="Tableau2.A1" office:value-type="string">
            <text:p text:style-name="P27"><text:span text:style-name="T9">73</text:span></text:p>
          </table:table-cell>
          <table:table-cell table:style-name="Tableau2.A1" office:value-type="string">
            <text:p text:style-name="P27"><text:span text:style-name="T2">77</text:span></text:p>
          </table:table-cell>
          <table:table-cell table:style-name="Tableau2.A1" office:value-type="string">
            <text:p text:style-name="P27"><text:span text:style-name="T9">79</text:span></text:p>
          </table:table-cell>
          <table:table-cell table:style-name="Tableau2.A1" office:value-type="string">
            <text:p text:style-name="P27"><text:span text:style-name="T9">83</text:span></text:p>
          </table:table-cell>
          <table:table-cell table:style-name="Tableau2.A1" office:value-type="string">
            <text:p text:style-name="P27"><text:span text:style-name="T9">89</text:span></text:p>
          </table:table-cell>
        </table:table-row>
        <table:table-row table:style-name="Tableau2.1">
          <table:table-cell table:style-name="Tableau2.A1" office:value-type="string">
            <text:p text:style-name="P27"><text:span text:style-name="T9">+5#</text:span></text:p>
          </table:table-cell>
          <table:table-cell table:style-name="Tableau2.A1" office:value-type="string">
            <text:p text:style-name="P27"><text:span text:style-name="T2">91</text:span></text:p>
          </table:table-cell>
          <table:table-cell table:style-name="Tableau2.A1" office:value-type="string">
            <text:p text:style-name="P27"><text:span text:style-name="T9">97</text:span></text:p>
          </table:table-cell>
          <table:table-cell table:style-name="Tableau2.A1" office:value-type="string">
            <text:p text:style-name="P27"><text:span text:style-name="T9">101</text:span></text:p>
          </table:table-cell>
          <table:table-cell table:style-name="Tableau2.A1" office:value-type="string">
            <text:p text:style-name="P27"><text:span text:style-name="T9">103</text:span></text:p>
          </table:table-cell>
          <table:table-cell table:style-name="Tableau2.A1" office:value-type="string">
            <text:p text:style-name="P27"><text:span text:style-name="T9">107</text:span></text:p>
          </table:table-cell>
          <table:table-cell table:style-name="Tableau2.A1" office:value-type="string">
            <text:p text:style-name="P27"><text:span text:style-name="T9">109</text:span></text:p>
          </table:table-cell>
          <table:table-cell table:style-name="Tableau2.A1" office:value-type="string">
            <text:p text:style-name="P27"><text:span text:style-name="T9">113</text:span></text:p>
          </table:table-cell>
          <table:table-cell table:style-name="Tableau2.A1" office:value-type="string">
            <text:p text:style-name="P27"><text:span text:style-name="T2">119</text:span></text:p>
          </table:table-cell>
        </table:table-row>
        <table:table-row table:style-name="Tableau2.1">
          <table:table-cell table:style-name="Tableau2.A1" office:value-type="string">
            <text:p text:style-name="P27"><text:span text:style-name="T9">+5#</text:span></text:p>
          </table:table-cell>
          <table:table-cell table:style-name="Tableau2.A1" office:value-type="string">
            <text:p text:style-name="P27"><text:span text:style-name="T18">121</text:span></text:p>
          </table:table-cell>
          <table:table-cell table:style-name="Tableau2.A1" office:value-type="string">
            <text:p text:style-name="P27"><text:span text:style-name="T9">127</text:span></text:p>
          </table:table-cell>
          <table:table-cell table:style-name="Tableau2.A1" office:value-type="string">
            <text:p text:style-name="P27"><text:span text:style-name="T9">131</text:span></text:p>
          </table:table-cell>
          <table:table-cell table:style-name="Tableau2.A1" office:value-type="string">
            <text:p text:style-name="P27"><text:span text:style-name="T2">133</text:span></text:p>
          </table:table-cell>
          <table:table-cell table:style-name="Tableau2.A1" office:value-type="string">
            <text:p text:style-name="P27"><text:span text:style-name="T9">137</text:span></text:p>
          </table:table-cell>
          <table:table-cell table:style-name="Tableau2.A1" office:value-type="string">
            <text:p text:style-name="P27"><text:span text:style-name="T9">139</text:span></text:p>
          </table:table-cell>
          <table:table-cell table:style-name="Tableau2.A1" office:value-type="string">
            <text:p text:style-name="P27"><text:span text:style-name="T18">143</text:span></text:p>
          </table:table-cell>
          <table:table-cell table:style-name="Tableau2.A1" office:value-type="string">
            <text:p text:style-name="P27"><text:span text:style-name="T9">149</text:span></text:p>
          </table:table-cell>
        </table:table-row>
        <table:table-row table:style-name="Tableau2.1">
          <table:table-cell table:style-name="Tableau2.A1" office:value-type="string">
            <text:p text:style-name="P27"><text:span text:style-name="T9">+5#</text:span></text:p>
          </table:table-cell>
          <table:table-cell table:style-name="Tableau2.A1" office:value-type="string">
            <text:p text:style-name="P27"><text:span text:style-name="T9">151</text:span></text:p>
          </table:table-cell>
          <table:table-cell table:style-name="Tableau2.A1" office:value-type="string">
            <text:p text:style-name="P27"><text:span text:style-name="T9">157</text:span></text:p>
          </table:table-cell>
          <table:table-cell table:style-name="Tableau2.A1" office:value-type="string">
            <text:p text:style-name="P27"><text:span text:style-name="T2">161</text:span></text:p>
          </table:table-cell>
          <table:table-cell table:style-name="Tableau2.A1" office:value-type="string">
            <text:p text:style-name="P27"><text:span text:style-name="T9">163</text:span></text:p>
          </table:table-cell>
          <table:table-cell table:style-name="Tableau2.A1" office:value-type="string">
            <text:p text:style-name="P27"><text:span text:style-name="T9">167</text:span></text:p>
          </table:table-cell>
          <table:table-cell table:style-name="Tableau2.A1" office:value-type="string">
            <text:p text:style-name="P27"><text:span text:style-name="T18">169</text:span></text:p>
          </table:table-cell>
          <table:table-cell table:style-name="Tableau2.A1" office:value-type="string">
            <text:p text:style-name="P27"><text:span text:style-name="T9">173</text:span></text:p>
          </table:table-cell>
          <table:table-cell table:style-name="Tableau2.A1" office:value-type="string">
            <text:p text:style-name="P27"><text:span text:style-name="T9">179</text:span></text:p>
          </table:table-cell>
        </table:table-row>
        <table:table-row table:style-name="Tableau2.1">
          <table:table-cell table:style-name="Tableau2.A1" office:value-type="string">
            <text:p text:style-name="P27"><text:span text:style-name="T9">+5#</text:span></text:p>
          </table:table-cell>
          <table:table-cell table:style-name="Tableau2.A1" office:value-type="string">
            <text:p text:style-name="P27"><text:span text:style-name="T9">181</text:span></text:p>
          </table:table-cell>
          <table:table-cell table:style-name="Tableau2.A1" office:value-type="string">
            <text:p text:style-name="P27"><text:span text:style-name="T18">187</text:span></text:p>
          </table:table-cell>
          <table:table-cell table:style-name="Tableau2.A1" office:value-type="string">
            <text:p text:style-name="P27"><text:span text:style-name="T9">191</text:span></text:p>
          </table:table-cell>
          <table:table-cell table:style-name="Tableau2.A1" office:value-type="string">
            <text:p text:style-name="P27"><text:span text:style-name="T9">193</text:span></text:p>
          </table:table-cell>
          <table:table-cell table:style-name="Tableau2.A1" office:value-type="string">
            <text:p text:style-name="P27"><text:span text:style-name="T9">197</text:span></text:p>
          </table:table-cell>
          <table:table-cell table:style-name="Tableau2.A1" office:value-type="string">
            <text:p text:style-name="P27"><text:span text:style-name="T9">199</text:span></text:p>
          </table:table-cell>
          <table:table-cell table:style-name="Tableau2.A1" office:value-type="string">
            <text:p text:style-name="P27"><text:span text:style-name="T2">203</text:span></text:p>
          </table:table-cell>
          <table:table-cell table:style-name="Tableau2.A1" office:value-type="string">
            <text:p text:style-name="P27"><text:span text:style-name="T18">209</text:span></text:p>
          </table:table-cell>
        </table:table-row>
      </table:table>
      <text:p text:style-name="P9"/>
      <text:p text:style-name="P10"/>
      <text:p text:style-name="P10">Question ouverte: quelle est la proportion des nombres en vert dans les nombres du tableau ? Il ne semble pas y avoir de logique. Ici, on a 11* {11 ;13 ;17 ;19} et 13*{13}.</text:p>
      <text:p text:style-name="P2"/>
      <text:p text:style-name="P2"/>
      <text:p text:style-name="P2"><text:span text:style-name="T17">D’où est venue l’idée ?</text:span></text:p>
      <text:p text:style-name="P3">Nombres premiers primorielles : +-1 Après 210+-1,7,11,13</text:p>
      <text:p text:style-name="P10">L’idée est venu alors que je cherchais juste de grands nombres premiers : en fait j’ai retrouvé les nombres premiers primorielles (il s’agit de n# +- 1): 5; 29; 2309; 30029 et 7; 31; 211; 2311; 223092671; 200 560 490 131 (ma calculatrice a fonctionné toute la nuit pour celui-là). Je me suis rendu compte à ce moment-là (et d’ailleurs c’est ce que beaucoup de gens pense au départ) que n#+-1 n’était pas nécessairement premier (on l’utilise pour montrer qu’il existe une infinité de nombres premiers) : il peut être produit de plusieurs nombres premiers tous plus grands que n. Toujours dans l’idée des + et - : j’ai pris les nombres premiers jusqu’à 105 (car 7#/2) et j’ai fait :</text:p>
      <text:p text:style-name="P9"/>
      <table:table table:name="Tableau3" table:style-name="Tableau3">
        <table:table-column table:style-name="Tableau3.A"/>
        <table:table-column table:style-name="Tableau3.B" table:number-columns-repeated="2"/>
        <table:table-column table:style-name="Tableau3.D"/>
        <table:table-column table:style-name="Tableau3.B" table:number-columns-repeated="4"/>
        <table:table-column table:style-name="Tableau3.D"/>
        <table:table-column table:style-name="Tableau3.B" table:number-columns-repeated="4"/>
        <table:table-column table:style-name="Tableau3.D"/>
        <table:table-column table:style-name="Tableau3.B" table:number-columns-repeated="4"/>
        <table:table-column table:style-name="Tableau3.D"/>
        <table:table-column table:style-name="Tableau3.B" table:number-columns-repeated="4"/>
        <table:table-column table:style-name="Tableau3.X"/>
        <table:table-row table:style-name="Tableau3.1">
          <table:table-cell table:style-name="Tableau3.A1" office:value-type="string">
            <text:p text:style-name="P8"/>
          </table:table-cell>
          <table:table-cell table:style-name="Tableau3.A1" office:value-type="string">
            <text:p text:style-name="P9"><text:span text:style-name="T19">421</text:span></text:p>
          </table:table-cell>
          <table:table-cell table:style-name="Tableau3.A1" office:value-type="string">
            <text:p text:style-name="P9"><text:span text:style-name="T19">431</text:span></text:p>
          </table:table-cell>
          <table:table-cell table:style-name="Tableau3.A1" office:value-type="string">
            <text:p text:style-name="P9"><text:span text:style-name="T19">433</text:span></text:p>
          </table:table-cell>
          <table:table-cell table:style-name="Tableau3.A1" office:value-type="string">
            <text:p text:style-name="P9"><text:span text:style-name="T19">437</text:span></text:p>
          </table:table-cell>
          <table:table-cell table:style-name="Tableau3.A1" office:value-type="string">
            <text:p text:style-name="P9"><text:span text:style-name="T19">439</text:span></text:p>
          </table:table-cell>
          <table:table-cell table:style-name="Tableau3.A1" office:value-type="string">
            <text:p text:style-name="P9"><text:span text:style-name="T19">443</text:span></text:p>
          </table:table-cell>
          <table:table-cell table:style-name="Tableau3.A1" office:value-type="string">
            <text:p text:style-name="P9"><text:span text:style-name="T19">449</text:span></text:p>
          </table:table-cell>
          <table:table-cell table:style-name="Tableau3.A1" office:value-type="string">
            <text:p text:style-name="P9"><text:span text:style-name="T19">451</text:span></text:p>
          </table:table-cell>
          <table:table-cell table:style-name="Tableau3.A1" office:value-type="string">
            <text:p text:style-name="P9"><text:span text:style-name="T19">457</text:span></text:p>
          </table:table-cell>
          <table:table-cell table:style-name="Tableau3.A1" office:value-type="string">
            <text:p text:style-name="P9"><text:span text:style-name="T19">461</text:span></text:p>
          </table:table-cell>
          <table:table-cell table:style-name="Tableau3.A1" office:value-type="string">
            <text:p text:style-name="P9"><text:span text:style-name="T19">463</text:span></text:p>
          </table:table-cell>
          <table:table-cell table:style-name="Tableau3.A1" office:value-type="string">
            <text:p text:style-name="P9"><text:span text:style-name="T19">467</text:span></text:p>
          </table:table-cell>
          <table:table-cell table:style-name="Tableau3.A1" office:value-type="string">
            <text:p text:style-name="P9"><text:span text:style-name="T19">473</text:span></text:p>
          </table:table-cell>
          <table:table-cell table:style-name="Tableau3.A1" office:value-type="string">
            <text:p text:style-name="P9"><text:span text:style-name="T19">479</text:span></text:p>
          </table:table-cell>
          <table:table-cell table:style-name="Tableau3.A1" office:value-type="string">
            <text:p text:style-name="P9"><text:span text:style-name="T19">481</text:span></text:p>
          </table:table-cell>
          <table:table-cell table:style-name="Tableau3.A1" office:value-type="string">
            <text:p text:style-name="P9"><text:span text:style-name="T19">487</text:span></text:p>
          </table:table-cell>
          <table:table-cell table:style-name="Tableau3.A1" office:value-type="string">
            <text:p text:style-name="P9"><text:span text:style-name="T19">491</text:span></text:p>
          </table:table-cell>
          <table:table-cell table:style-name="Tableau3.A1" office:value-type="string">
            <text:p text:style-name="P9"><text:span text:style-name="T19">493</text:span></text:p>
          </table:table-cell>
          <table:table-cell table:style-name="Tableau3.A1" office:value-type="string">
            <text:p text:style-name="P9"><text:span text:style-name="T19">499</text:span></text:p>
          </table:table-cell>
          <table:table-cell table:style-name="Tableau3.A1" office:value-type="string">
            <text:p text:style-name="P9"><text:span text:style-name="T19">503</text:span></text:p>
          </table:table-cell>
          <table:table-cell table:style-name="Tableau3.A1" office:value-type="string">
            <text:p text:style-name="P9"><text:span text:style-name="T19">509</text:span></text:p>
          </table:table-cell>
          <table:table-cell table:style-name="Tableau3.A1" office:value-type="string">
            <text:p text:style-name="P9"><text:span text:style-name="T19">517</text:span></text:p>
          </table:table-cell>
          <table:table-cell table:style-name="Tableau3.A1" office:value-type="string">
            <text:p text:style-name="P9"><text:span text:style-name="T19">521</text:span></text:p>
          </table:table-cell>
        </table:table-row>
        <table:table-row table:style-name="Tableau3.1">
          <table:table-cell table:style-name="Tableau3.A1" office:value-type="string">
            <text:p text:style-name="P9"><text:span text:style-name="T19">7#+a</text:span></text:p>
          </table:table-cell>
          <table:table-cell table:style-name="Tableau3.A1" office:value-type="string">
            <text:p text:style-name="P9"><text:span text:style-name="T19">211</text:span></text:p>
          </table:table-cell>
          <table:table-cell table:style-name="Tableau3.A1" office:value-type="string">
            <text:p text:style-name="P9"><text:span text:style-name="T19">221</text:span></text:p>
          </table:table-cell>
          <table:table-cell table:style-name="Tableau3.A1" office:value-type="string">
            <text:p text:style-name="P9"><text:span text:style-name="T19">223</text:span></text:p>
          </table:table-cell>
          <table:table-cell table:style-name="Tableau3.A1" office:value-type="string">
            <text:p text:style-name="P9"><text:span text:style-name="T19">227</text:span></text:p>
          </table:table-cell>
          <table:table-cell table:style-name="Tableau3.A1" office:value-type="string">
            <text:p text:style-name="P9"><text:span text:style-name="T19">229</text:span></text:p>
          </table:table-cell>
          <table:table-cell table:style-name="Tableau3.A1" office:value-type="string">
            <text:p text:style-name="P9"><text:span text:style-name="T19">233</text:span></text:p>
          </table:table-cell>
          <table:table-cell table:style-name="Tableau3.A1" office:value-type="string">
            <text:p text:style-name="P9"><text:span text:style-name="T19">239</text:span></text:p>
          </table:table-cell>
          <table:table-cell table:style-name="Tableau3.A1" office:value-type="string">
            <text:p text:style-name="P9"><text:span text:style-name="T19">241</text:span></text:p>
          </table:table-cell>
          <table:table-cell table:style-name="Tableau3.A1" office:value-type="string">
            <text:p text:style-name="P9"><text:span text:style-name="T19">247</text:span></text:p>
          </table:table-cell>
          <table:table-cell table:style-name="Tableau3.A1" office:value-type="string">
            <text:p text:style-name="P9"><text:span text:style-name="T19">251</text:span></text:p>
          </table:table-cell>
          <table:table-cell table:style-name="Tableau3.A1" office:value-type="string">
            <text:p text:style-name="P9"><text:span text:style-name="T19">253</text:span></text:p>
          </table:table-cell>
          <table:table-cell table:style-name="Tableau3.A1" office:value-type="string">
            <text:p text:style-name="P9"><text:span text:style-name="T19">257</text:span></text:p>
          </table:table-cell>
          <table:table-cell table:style-name="Tableau3.A1" office:value-type="string">
            <text:p text:style-name="P9"><text:span text:style-name="T19">263</text:span></text:p>
          </table:table-cell>
          <table:table-cell table:style-name="Tableau3.A1" office:value-type="string">
            <text:p text:style-name="P9"><text:span text:style-name="T19">269</text:span></text:p>
          </table:table-cell>
          <table:table-cell table:style-name="Tableau3.A1" office:value-type="string">
            <text:p text:style-name="P9"><text:span text:style-name="T19">271</text:span></text:p>
          </table:table-cell>
          <table:table-cell table:style-name="Tableau3.A1" office:value-type="string">
            <text:p text:style-name="P9"><text:span text:style-name="T19">277</text:span></text:p>
          </table:table-cell>
          <table:table-cell table:style-name="Tableau3.A1" office:value-type="string">
            <text:p text:style-name="P9"><text:span text:style-name="T19">281</text:span></text:p>
          </table:table-cell>
          <table:table-cell table:style-name="Tableau3.A1" office:value-type="string">
            <text:p text:style-name="P9"><text:span text:style-name="T19">283</text:span></text:p>
          </table:table-cell>
          <table:table-cell table:style-name="Tableau3.A1" office:value-type="string">
            <text:p text:style-name="P9"><text:span text:style-name="T19">289</text:span></text:p>
          </table:table-cell>
          <table:table-cell table:style-name="Tableau3.A1" office:value-type="string">
            <text:p text:style-name="P9"><text:span text:style-name="T19">293</text:span></text:p>
          </table:table-cell>
          <table:table-cell table:style-name="Tableau3.A1" office:value-type="string">
            <text:p text:style-name="P9"><text:span text:style-name="T19">299</text:span></text:p>
          </table:table-cell>
          <table:table-cell table:style-name="Tableau3.A1" office:value-type="string">
            <text:p text:style-name="P9"><text:span text:style-name="T19">307</text:span></text:p>
          </table:table-cell>
          <table:table-cell table:style-name="Tableau3.A1" office:value-type="string">
            <text:p text:style-name="P9"><text:span text:style-name="T19">311</text:span></text:p>
          </table:table-cell>
        </table:table-row>
        <table:table-row table:style-name="Tableau3.1">
          <table:table-cell table:style-name="Tableau3.A1" office:value-type="string">
            <text:p text:style-name="P11"/>
          </table:table-cell>
          <table:table-cell table:style-name="Tableau3.A1" office:value-type="string">
            <text:p text:style-name="P9"><text:span text:style-name="T3">1</text:span></text:p>
          </table:table-cell>
          <table:table-cell table:style-name="Tableau3.A1" office:value-type="string">
            <text:p text:style-name="P9"><text:span text:style-name="T3">11</text:span></text:p>
          </table:table-cell>
          <table:table-cell table:style-name="Tableau3.A1" office:value-type="string">
            <text:p text:style-name="P9"><text:span text:style-name="T3">13</text:span></text:p>
          </table:table-cell>
          <table:table-cell table:style-name="Tableau3.A1" office:value-type="string">
            <text:p text:style-name="P9"><text:span text:style-name="T3">17</text:span></text:p>
          </table:table-cell>
          <table:table-cell table:style-name="Tableau3.A1" office:value-type="string">
            <text:p text:style-name="P9"><text:span text:style-name="T3">19</text:span></text:p>
          </table:table-cell>
          <table:table-cell table:style-name="Tableau3.A1" office:value-type="string">
            <text:p text:style-name="P9"><text:span text:style-name="T3">23</text:span></text:p>
          </table:table-cell>
          <table:table-cell table:style-name="Tableau3.A1" office:value-type="string">
            <text:p text:style-name="P9"><text:span text:style-name="T3">29</text:span></text:p>
          </table:table-cell>
          <table:table-cell table:style-name="Tableau3.A1" office:value-type="string">
            <text:p text:style-name="P9"><text:span text:style-name="T3">31</text:span></text:p>
          </table:table-cell>
          <table:table-cell table:style-name="Tableau3.A1" office:value-type="string">
            <text:p text:style-name="P9"><text:span text:style-name="T3">37</text:span></text:p>
          </table:table-cell>
          <table:table-cell table:style-name="Tableau3.A1" office:value-type="string">
            <text:p text:style-name="P9"><text:span text:style-name="T3">41</text:span></text:p>
          </table:table-cell>
          <table:table-cell table:style-name="Tableau3.A1" office:value-type="string">
            <text:p text:style-name="P9"><text:span text:style-name="T3">43</text:span></text:p>
          </table:table-cell>
          <table:table-cell table:style-name="Tableau3.A1" office:value-type="string">
            <text:p text:style-name="P9"><text:span text:style-name="T3">47</text:span></text:p>
          </table:table-cell>
          <table:table-cell table:style-name="Tableau3.A1" office:value-type="string">
            <text:p text:style-name="P9"><text:span text:style-name="T3">53</text:span></text:p>
          </table:table-cell>
          <table:table-cell table:style-name="Tableau3.A1" office:value-type="string">
            <text:p text:style-name="P9"><text:span text:style-name="T3">59</text:span></text:p>
          </table:table-cell>
          <table:table-cell table:style-name="Tableau3.A1" office:value-type="string">
            <text:p text:style-name="P9"><text:span text:style-name="T3">61</text:span></text:p>
          </table:table-cell>
          <table:table-cell table:style-name="Tableau3.A1" office:value-type="string">
            <text:p text:style-name="P9"><text:span text:style-name="T3">67</text:span></text:p>
          </table:table-cell>
          <table:table-cell table:style-name="Tableau3.A1" office:value-type="string">
            <text:p text:style-name="P9"><text:span text:style-name="T3">71</text:span></text:p>
          </table:table-cell>
          <table:table-cell table:style-name="Tableau3.A1" office:value-type="string">
            <text:p text:style-name="P9"><text:span text:style-name="T3">73</text:span></text:p>
          </table:table-cell>
          <table:table-cell table:style-name="Tableau3.A1" office:value-type="string">
            <text:p text:style-name="P9"><text:span text:style-name="T3">79</text:span></text:p>
          </table:table-cell>
          <table:table-cell table:style-name="Tableau3.A1" office:value-type="string">
            <text:p text:style-name="P9"><text:span text:style-name="T3">83</text:span></text:p>
          </table:table-cell>
          <table:table-cell table:style-name="Tableau3.A1" office:value-type="string">
            <text:p text:style-name="P9"><text:span text:style-name="T3">89</text:span></text:p>
          </table:table-cell>
          <table:table-cell table:style-name="Tableau3.A1" office:value-type="string">
            <text:p text:style-name="P9"><text:span text:style-name="T3">97</text:span></text:p>
          </table:table-cell>
          <table:table-cell table:style-name="Tableau3.A1" office:value-type="string">
            <text:p text:style-name="P9"><text:span text:style-name="T3">101</text:span></text:p>
          </table:table-cell>
        </table:table-row>
        <table:table-row table:style-name="Tableau3.1">
          <table:table-cell table:style-name="Tableau3.A1" office:value-type="string">
            <text:p text:style-name="P9"><text:span text:style-name="T19">7#-a</text:span></text:p>
          </table:table-cell>
          <table:table-cell table:style-name="Tableau3.A1" office:value-type="string">
            <text:p text:style-name="P9"><text:span text:style-name="T19">209</text:span></text:p>
          </table:table-cell>
          <table:table-cell table:style-name="Tableau3.A1" office:value-type="string">
            <text:p text:style-name="P9"><text:span text:style-name="T19">199</text:span></text:p>
          </table:table-cell>
          <table:table-cell table:style-name="Tableau3.A1" office:value-type="string">
            <text:p text:style-name="P9"><text:span text:style-name="T19">197</text:span></text:p>
          </table:table-cell>
          <table:table-cell table:style-name="Tableau3.A1" office:value-type="string">
            <text:p text:style-name="P9"><text:span text:style-name="T19">193</text:span></text:p>
          </table:table-cell>
          <table:table-cell table:style-name="Tableau3.A1" office:value-type="string">
            <text:p text:style-name="P9"><text:span text:style-name="T19">191</text:span></text:p>
          </table:table-cell>
          <table:table-cell table:style-name="Tableau3.A1" office:value-type="string">
            <text:p text:style-name="P9"><text:span text:style-name="T19">187</text:span></text:p>
          </table:table-cell>
          <table:table-cell table:style-name="Tableau3.A1" office:value-type="string">
            <text:p text:style-name="P9"><text:span text:style-name="T19">181</text:span></text:p>
          </table:table-cell>
          <table:table-cell table:style-name="Tableau3.A1" office:value-type="string">
            <text:p text:style-name="P9"><text:span text:style-name="T19">179</text:span></text:p>
          </table:table-cell>
          <table:table-cell table:style-name="Tableau3.A1" office:value-type="string">
            <text:p text:style-name="P9"><text:span text:style-name="T19">173</text:span></text:p>
          </table:table-cell>
          <table:table-cell table:style-name="Tableau3.A1" office:value-type="string">
            <text:p text:style-name="P9"><text:span text:style-name="T19">169</text:span></text:p>
          </table:table-cell>
          <table:table-cell table:style-name="Tableau3.A1" office:value-type="string">
            <text:p text:style-name="P9"><text:span text:style-name="T19">167</text:span></text:p>
          </table:table-cell>
          <table:table-cell table:style-name="Tableau3.A1" office:value-type="string">
            <text:p text:style-name="P9"><text:span text:style-name="T19">163</text:span></text:p>
          </table:table-cell>
          <table:table-cell table:style-name="Tableau3.A1" office:value-type="string">
            <text:p text:style-name="P9"><text:span text:style-name="T19">157</text:span></text:p>
          </table:table-cell>
          <table:table-cell table:style-name="Tableau3.A1" office:value-type="string">
            <text:p text:style-name="P9"><text:span text:style-name="T19">151</text:span></text:p>
          </table:table-cell>
          <table:table-cell table:style-name="Tableau3.A1" office:value-type="string">
            <text:p text:style-name="P9"><text:span text:style-name="T19">149</text:span></text:p>
          </table:table-cell>
          <table:table-cell table:style-name="Tableau3.A1" office:value-type="string">
            <text:p text:style-name="P9"><text:span text:style-name="T19">143</text:span></text:p>
          </table:table-cell>
          <table:table-cell table:style-name="Tableau3.A1" office:value-type="string">
            <text:p text:style-name="P9"><text:span text:style-name="T19">139</text:span></text:p>
          </table:table-cell>
          <table:table-cell table:style-name="Tableau3.A1" office:value-type="string">
            <text:p text:style-name="P9"><text:span text:style-name="T19">137</text:span></text:p>
          </table:table-cell>
          <table:table-cell table:style-name="Tableau3.A1" office:value-type="string">
            <text:p text:style-name="P9"><text:span text:style-name="T19">131</text:span></text:p>
          </table:table-cell>
          <table:table-cell table:style-name="Tableau3.A1" office:value-type="string">
            <text:p text:style-name="P9"><text:span text:style-name="T19">127</text:span></text:p>
          </table:table-cell>
          <table:table-cell table:style-name="Tableau3.A1" office:value-type="string">
            <text:p text:style-name="P9"><text:span text:style-name="T19">121</text:span></text:p>
          </table:table-cell>
          <table:table-cell table:style-name="Tableau3.A1" office:value-type="string">
            <text:p text:style-name="P9"><text:span text:style-name="T19">113</text:span></text:p>
          </table:table-cell>
          <table:table-cell table:style-name="Tableau3.A1" office:value-type="string">
            <text:p text:style-name="P9"><text:span text:style-name="T19">109</text:span></text:p>
          </table:table-cell>
        </table:table-row>
      </table:table>
      <text:p text:style-name="P9"/>
      <text:p text:style-name="P9">D’où l’idée que les nombres premiers pourraient se trouver à partir d’un tableau…</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234159752717543" text:continue-list="list4291448651127379221" text:style-name="WWNum6">
        <text:list-item>
          <text:p text:style-name="P19"><text:soft-page-break/><text:span text:style-name="T8">Propriétés</text:span></text:p>
        </text:list-item>
      </text:list>
      <text:list xml:id="list234159405304784" text:continue-list="list234159185690727" text:style-name="WWNum1">
        <text:list-header>
          <text:p text:style-name="P17"/>
          <text:p text:style-name="P17"/>
        </text:list-header>
        <text:list-item>
          <text:p text:style-name="P17"><draw:frame draw:style-name="fr2" text:anchor-type="as-char" svg:y="-0.437cm" svg:width="3.101cm" svg:height="0.593cm" draw:z-index="2"><draw:object xlink:href="./Object 10" xlink:type="simple" xlink:show="embed" xlink:actuate="onLoad"/><draw:image xlink:href="./ObjectReplacements/Object 10" xlink:type="simple" xlink:show="embed" xlink:actuate="onLoad"/></draw:frame></text:p>
        </text:list-item>
      </text:list>
      <text:p text:style-name="P10">A chaque étape, supprimer les multiples de p<text:span text:style-name="T13">n+1</text:span> revient à enlever autant de nombres qu’il y a de colonnes. Ainsi : <draw:frame draw:style-name="fr1" text:anchor-type="as-char" svg:width="3.094cm" svg:height="0.591cm" draw:z-index="3"><draw:object xlink:href="./Object 12" xlink:type="simple" xlink:show="embed" xlink:actuate="onLoad"/><draw:image xlink:href="./ObjectReplacements/Object 12" xlink:type="simple" xlink:show="embed" xlink:actuate="onLoad"/></draw:frame><text:span text:style-name="T20">. </text:span><text:span text:style-name="T9">En effet, prenons l’exemple de l’étape 3 :</text:span></text:p>
      <text:p text:style-name="P10"><text:span text:style-name="T9"/></text:p>
      <table:table table:name="Tableau4" table:style-name="Tableau4">
        <table:table-column table:style-name="Tableau4.A"/>
        <table:table-column table:style-name="Tableau4.B" table:number-columns-repeated="2"/>
        <table:table-column table:style-name="Tableau4.D" table:number-columns-repeated="2"/>
        <table:table-column table:style-name="Tableau4.F"/>
        <table:table-column table:style-name="Tableau4.D"/>
        <table:table-column table:style-name="Tableau4.F"/>
        <table:table-column table:style-name="Tableau4.I"/>
        <table:table-row table:style-name="Tableau4.1">
          <table:table-cell table:style-name="Tableau4.A1" office:value-type="string">
            <text:p text:style-name="P27"><draw:frame draw:style-name="fr1" text:anchor-type="as-char" svg:width="0.609cm" svg:height="0.591cm" draw:z-index="4"><draw:object xlink:href="./Object 14" xlink:type="simple" xlink:show="embed" xlink:actuate="onLoad"/><draw:image xlink:href="./ObjectReplacements/Object 14" xlink:type="simple" xlink:show="embed" xlink:actuate="onLoad"/></draw:frame></text:p>
          </table:table-cell>
          <table:table-cell table:style-name="Tableau4.A1" office:value-type="string">
            <text:p text:style-name="P27"><text:span text:style-name="T9">1</text:span></text:p>
          </table:table-cell>
          <table:table-cell table:style-name="Tableau4.A1" office:value-type="string">
            <text:p text:style-name="P27"><text:span text:style-name="T2">7</text:span></text:p>
          </table:table-cell>
          <table:table-cell table:style-name="Tableau4.A1" office:value-type="string">
            <text:p text:style-name="P27"><text:span text:style-name="T9">11</text:span></text:p>
          </table:table-cell>
          <table:table-cell table:style-name="Tableau4.A1" office:value-type="string">
            <text:p text:style-name="P27"><text:span text:style-name="T9">13</text:span></text:p>
          </table:table-cell>
          <table:table-cell table:style-name="Tableau4.A1" office:value-type="string">
            <text:p text:style-name="P27"><text:span text:style-name="T9">17</text:span></text:p>
          </table:table-cell>
          <table:table-cell table:style-name="Tableau4.A1" office:value-type="string">
            <text:p text:style-name="P27"><text:span text:style-name="T9">19</text:span></text:p>
          </table:table-cell>
          <table:table-cell table:style-name="Tableau4.A1" office:value-type="string">
            <text:p text:style-name="P27"><text:span text:style-name="T9">23</text:span></text:p>
          </table:table-cell>
          <table:table-cell table:style-name="Tableau4.A1" office:value-type="string">
            <text:p text:style-name="P27"><text:span text:style-name="T9">29</text:span></text:p>
          </table:table-cell>
        </table:table-row>
        <table:table-row table:style-name="Tableau4.1">
          <table:table-cell table:style-name="Tableau4.A1" office:value-type="string">
            <text:p text:style-name="P27"><text:span text:style-name="T9">+5#</text:span></text:p>
          </table:table-cell>
          <table:table-cell table:style-name="Tableau4.A1" office:value-type="string">
            <text:p text:style-name="P27"><text:span text:style-name="T9">31</text:span></text:p>
          </table:table-cell>
          <table:table-cell table:style-name="Tableau4.A1" office:value-type="string">
            <text:p text:style-name="P27"><text:span text:style-name="T9">37</text:span></text:p>
          </table:table-cell>
          <table:table-cell table:style-name="Tableau4.A1" office:value-type="string">
            <text:p text:style-name="P27"><text:span text:style-name="T9">41</text:span></text:p>
          </table:table-cell>
          <table:table-cell table:style-name="Tableau4.A1" office:value-type="string">
            <text:p text:style-name="P27"><text:span text:style-name="T9">43</text:span></text:p>
          </table:table-cell>
          <table:table-cell table:style-name="Tableau4.A1" office:value-type="string">
            <text:p text:style-name="P27"><text:span text:style-name="T9">47</text:span></text:p>
          </table:table-cell>
          <table:table-cell table:style-name="Tableau4.A1" office:value-type="string">
            <text:p text:style-name="P27"><text:span text:style-name="T2">49</text:span></text:p>
          </table:table-cell>
          <table:table-cell table:style-name="Tableau4.A1" office:value-type="string">
            <text:p text:style-name="P27"><text:span text:style-name="T9">53</text:span></text:p>
          </table:table-cell>
          <table:table-cell table:style-name="Tableau4.A1" office:value-type="string">
            <text:p text:style-name="P27"><text:span text:style-name="T9">59</text:span></text:p>
          </table:table-cell>
        </table:table-row>
        <table:table-row table:style-name="Tableau4.1">
          <table:table-cell table:style-name="Tableau4.A1" office:value-type="string">
            <text:p text:style-name="P27"><text:span text:style-name="T9">+5#</text:span></text:p>
          </table:table-cell>
          <table:table-cell table:style-name="Tableau4.A1" office:value-type="string">
            <text:p text:style-name="P27"><text:span text:style-name="T9">61</text:span></text:p>
          </table:table-cell>
          <table:table-cell table:style-name="Tableau4.A1" office:value-type="string">
            <text:p text:style-name="P27"><text:span text:style-name="T9">67</text:span></text:p>
          </table:table-cell>
          <table:table-cell table:style-name="Tableau4.A1" office:value-type="string">
            <text:p text:style-name="P27"><text:span text:style-name="T9">71</text:span></text:p>
          </table:table-cell>
          <table:table-cell table:style-name="Tableau4.A1" office:value-type="string">
            <text:p text:style-name="P27"><text:span text:style-name="T9">73</text:span></text:p>
          </table:table-cell>
          <table:table-cell table:style-name="Tableau4.A1" office:value-type="string">
            <text:p text:style-name="P27"><text:span text:style-name="T2">77</text:span></text:p>
          </table:table-cell>
          <table:table-cell table:style-name="Tableau4.A1" office:value-type="string">
            <text:p text:style-name="P27"><text:span text:style-name="T9">79</text:span></text:p>
          </table:table-cell>
          <table:table-cell table:style-name="Tableau4.A1" office:value-type="string">
            <text:p text:style-name="P27"><text:span text:style-name="T9">83</text:span></text:p>
          </table:table-cell>
          <table:table-cell table:style-name="Tableau4.A1" office:value-type="string">
            <text:p text:style-name="P27"><text:span text:style-name="T9">89</text:span></text:p>
          </table:table-cell>
        </table:table-row>
        <table:table-row table:style-name="Tableau4.1">
          <table:table-cell table:style-name="Tableau4.A1" office:value-type="string">
            <text:p text:style-name="P27"><text:span text:style-name="T9">+5#</text:span></text:p>
          </table:table-cell>
          <table:table-cell table:style-name="Tableau4.A1" office:value-type="string">
            <text:p text:style-name="P27"><text:span text:style-name="T2">91</text:span></text:p>
          </table:table-cell>
          <table:table-cell table:style-name="Tableau4.A1" office:value-type="string">
            <text:p text:style-name="P27"><text:span text:style-name="T9">97</text:span></text:p>
          </table:table-cell>
          <table:table-cell table:style-name="Tableau4.A1" office:value-type="string">
            <text:p text:style-name="P27"><text:span text:style-name="T9">101</text:span></text:p>
          </table:table-cell>
          <table:table-cell table:style-name="Tableau4.A1" office:value-type="string">
            <text:p text:style-name="P27"><text:span text:style-name="T9">103</text:span></text:p>
          </table:table-cell>
          <table:table-cell table:style-name="Tableau4.A1" office:value-type="string">
            <text:p text:style-name="P27"><text:span text:style-name="T9">107</text:span></text:p>
          </table:table-cell>
          <table:table-cell table:style-name="Tableau4.A1" office:value-type="string">
            <text:p text:style-name="P27"><text:span text:style-name="T9">109</text:span></text:p>
          </table:table-cell>
          <table:table-cell table:style-name="Tableau4.A1" office:value-type="string">
            <text:p text:style-name="P27"><text:span text:style-name="T9">113</text:span></text:p>
          </table:table-cell>
          <table:table-cell table:style-name="Tableau4.A1" office:value-type="string">
            <text:p text:style-name="P27"><text:span text:style-name="T2">119</text:span></text:p>
          </table:table-cell>
        </table:table-row>
        <table:table-row table:style-name="Tableau4.1">
          <table:table-cell table:style-name="Tableau4.A1" office:value-type="string">
            <text:p text:style-name="P27"><text:span text:style-name="T9">+5#</text:span></text:p>
          </table:table-cell>
          <table:table-cell table:style-name="Tableau4.A1" office:value-type="string">
            <text:p text:style-name="P27"><text:span text:style-name="T9">121</text:span></text:p>
          </table:table-cell>
          <table:table-cell table:style-name="Tableau4.A1" office:value-type="string">
            <text:p text:style-name="P27"><text:span text:style-name="T9">127</text:span></text:p>
          </table:table-cell>
          <table:table-cell table:style-name="Tableau4.A1" office:value-type="string">
            <text:p text:style-name="P27"><text:span text:style-name="T9">131</text:span></text:p>
          </table:table-cell>
          <table:table-cell table:style-name="Tableau4.A1" office:value-type="string">
            <text:p text:style-name="P27"><text:span text:style-name="T2">133</text:span></text:p>
          </table:table-cell>
          <table:table-cell table:style-name="Tableau4.A1" office:value-type="string">
            <text:p text:style-name="P27"><text:span text:style-name="T9">137</text:span></text:p>
          </table:table-cell>
          <table:table-cell table:style-name="Tableau4.A1" office:value-type="string">
            <text:p text:style-name="P27"><text:span text:style-name="T9">139</text:span></text:p>
          </table:table-cell>
          <table:table-cell table:style-name="Tableau4.A1" office:value-type="string">
            <text:p text:style-name="P27"><text:span text:style-name="T9">143</text:span></text:p>
          </table:table-cell>
          <table:table-cell table:style-name="Tableau4.A1" office:value-type="string">
            <text:p text:style-name="P27"><text:span text:style-name="T9">149</text:span></text:p>
          </table:table-cell>
        </table:table-row>
        <table:table-row table:style-name="Tableau4.1">
          <table:table-cell table:style-name="Tableau4.A1" office:value-type="string">
            <text:p text:style-name="P27"><text:span text:style-name="T9">+5#</text:span></text:p>
          </table:table-cell>
          <table:table-cell table:style-name="Tableau4.A1" office:value-type="string">
            <text:p text:style-name="P27"><text:span text:style-name="T9">151</text:span></text:p>
          </table:table-cell>
          <table:table-cell table:style-name="Tableau4.A1" office:value-type="string">
            <text:p text:style-name="P27"><text:span text:style-name="T9">157</text:span></text:p>
          </table:table-cell>
          <table:table-cell table:style-name="Tableau4.A1" office:value-type="string">
            <text:p text:style-name="P27"><text:span text:style-name="T2">161</text:span></text:p>
          </table:table-cell>
          <table:table-cell table:style-name="Tableau4.A1" office:value-type="string">
            <text:p text:style-name="P27"><text:span text:style-name="T9">163</text:span></text:p>
          </table:table-cell>
          <table:table-cell table:style-name="Tableau4.A1" office:value-type="string">
            <text:p text:style-name="P27"><text:span text:style-name="T9">167</text:span></text:p>
          </table:table-cell>
          <table:table-cell table:style-name="Tableau4.A1" office:value-type="string">
            <text:p text:style-name="P27"><text:span text:style-name="T9">169</text:span></text:p>
          </table:table-cell>
          <table:table-cell table:style-name="Tableau4.A1" office:value-type="string">
            <text:p text:style-name="P27"><text:span text:style-name="T9">173</text:span></text:p>
          </table:table-cell>
          <table:table-cell table:style-name="Tableau4.A1" office:value-type="string">
            <text:p text:style-name="P27"><text:span text:style-name="T9">179</text:span></text:p>
          </table:table-cell>
        </table:table-row>
        <table:table-row table:style-name="Tableau4.1">
          <table:table-cell table:style-name="Tableau4.A1" office:value-type="string">
            <text:p text:style-name="P27"><text:span text:style-name="T9">+5#</text:span></text:p>
          </table:table-cell>
          <table:table-cell table:style-name="Tableau4.A1" office:value-type="string">
            <text:p text:style-name="P27"><text:span text:style-name="T9">181</text:span></text:p>
          </table:table-cell>
          <table:table-cell table:style-name="Tableau4.A1" office:value-type="string">
            <text:p text:style-name="P27"><text:span text:style-name="T9">187</text:span></text:p>
          </table:table-cell>
          <table:table-cell table:style-name="Tableau4.A1" office:value-type="string">
            <text:p text:style-name="P27"><text:span text:style-name="T9">191</text:span></text:p>
          </table:table-cell>
          <table:table-cell table:style-name="Tableau4.A1" office:value-type="string">
            <text:p text:style-name="P27"><text:span text:style-name="T9">193</text:span></text:p>
          </table:table-cell>
          <table:table-cell table:style-name="Tableau4.A1" office:value-type="string">
            <text:p text:style-name="P27"><text:span text:style-name="T9">197</text:span></text:p>
          </table:table-cell>
          <table:table-cell table:style-name="Tableau4.A1" office:value-type="string">
            <text:p text:style-name="P27"><text:span text:style-name="T9">199</text:span></text:p>
          </table:table-cell>
          <table:table-cell table:style-name="Tableau4.A1" office:value-type="string">
            <text:p text:style-name="P27"><text:span text:style-name="T2">203</text:span></text:p>
          </table:table-cell>
          <table:table-cell table:style-name="Tableau4.A1" office:value-type="string">
            <text:p text:style-name="P27"><text:span text:style-name="T9">209</text:span></text:p>
          </table:table-cell>
        </table:table-row>
      </table:table>
      <text:p text:style-name="P9"/>
      <text:p text:style-name="P10">Les nombres ici en rouge résultent de la multiplication des nombres de la 1<text:span text:style-name="T7">ère</text:span> ligne par 7. Il y en donc au moins le nombre de colonnes. Or il y en a au plus un par colonne car si on suppose qu’il y en a 2 : 7k et 7k’, comme ils sont dans la même colonne, alors 7k=7k’+30i, où i de 1 à 6, ce qui est absurde car 7 ne divise pas 30i. En fait, on peut remarquer, que si on avait continué :</text:p>
      <text:p text:style-name="P9"/>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column table:style-name="Tableau5.H" table:number-columns-repeated="2"/>
        <table:table-row table:style-name="Tableau5.1">
          <table:table-cell table:style-name="Tableau5.A1" office:value-type="string">
            <text:p text:style-name="P27"><draw:frame draw:style-name="fr1" text:anchor-type="as-char" svg:width="0.609cm" svg:height="0.591cm" draw:z-index="12"><draw:object xlink:href="./Object 16" xlink:type="simple" xlink:show="embed" xlink:actuate="onLoad"/><draw:image xlink:href="./ObjectReplacements/Object 16" xlink:type="simple" xlink:show="embed" xlink:actuate="onLoad"/></draw:frame></text:p>
          </table:table-cell>
          <table:table-cell table:style-name="Tableau5.A1" office:value-type="string">
            <text:p text:style-name="P27"><text:span text:style-name="T9">1</text:span></text:p>
          </table:table-cell>
          <table:table-cell table:style-name="Tableau5.A1" office:value-type="string">
            <text:p text:style-name="P27"><text:span text:style-name="T2">7=7*1</text:span></text:p>
          </table:table-cell>
          <table:table-cell table:style-name="Tableau5.A1" office:value-type="string">
            <text:p text:style-name="P27"><text:span text:style-name="T9">11</text:span></text:p>
          </table:table-cell>
          <table:table-cell table:style-name="Tableau5.A1" office:value-type="string">
            <text:p text:style-name="P27"><text:span text:style-name="T9">13</text:span></text:p>
          </table:table-cell>
          <table:table-cell table:style-name="Tableau5.A1" office:value-type="string">
            <text:p text:style-name="P27"><text:span text:style-name="T9">17</text:span></text:p>
          </table:table-cell>
          <table:table-cell table:style-name="Tableau5.A1" office:value-type="string">
            <text:p text:style-name="P27"><text:span text:style-name="T9">19</text:span></text:p>
          </table:table-cell>
          <table:table-cell table:style-name="Tableau5.A1" office:value-type="string">
            <text:p text:style-name="P27"><text:span text:style-name="T9">23</text:span></text:p>
          </table:table-cell>
          <table:table-cell table:style-name="Tableau5.A1" office:value-type="string">
            <text:p text:style-name="P27"><text:span text:style-name="T9">29</text:span></text:p>
          </table:table-cell>
        </table:table-row>
        <table:table-row table:style-name="Tableau5.1">
          <table:table-cell table:style-name="Tableau5.A1" office:value-type="string">
            <text:p text:style-name="P27"><text:span text:style-name="T9">+5#</text:span></text:p>
          </table:table-cell>
          <table:table-cell table:style-name="Tableau5.A1" office:value-type="string">
            <text:p text:style-name="P27"><text:span text:style-name="T9">31</text:span></text:p>
          </table:table-cell>
          <table:table-cell table:style-name="Tableau5.A1" office:value-type="string">
            <text:p text:style-name="P27"><text:span text:style-name="T9">37</text:span></text:p>
          </table:table-cell>
          <table:table-cell table:style-name="Tableau5.A1" office:value-type="string">
            <text:p text:style-name="P27"><text:span text:style-name="T9">41</text:span></text:p>
          </table:table-cell>
          <table:table-cell table:style-name="Tableau5.A1" office:value-type="string">
            <text:p text:style-name="P27"><text:span text:style-name="T9">43</text:span></text:p>
          </table:table-cell>
          <table:table-cell table:style-name="Tableau5.A1" office:value-type="string">
            <text:p text:style-name="P27"><text:span text:style-name="T9">47</text:span></text:p>
          </table:table-cell>
          <table:table-cell table:style-name="Tableau5.A1" office:value-type="string">
            <text:p text:style-name="P27"><text:span text:style-name="T2">49=7*7</text:span></text:p>
          </table:table-cell>
          <table:table-cell table:style-name="Tableau5.A1" office:value-type="string">
            <text:p text:style-name="P27"><text:span text:style-name="T9">53</text:span></text:p>
          </table:table-cell>
          <table:table-cell table:style-name="Tableau5.A1" office:value-type="string">
            <text:p text:style-name="P27"><text:span text:style-name="T9">59</text:span></text:p>
          </table:table-cell>
        </table:table-row>
        <table:table-row table:style-name="Tableau5.1">
          <table:table-cell table:style-name="Tableau5.A1" office:value-type="string">
            <text:p text:style-name="P27"><text:span text:style-name="T9">+5#</text:span></text:p>
          </table:table-cell>
          <table:table-cell table:style-name="Tableau5.A1" office:value-type="string">
            <text:p text:style-name="P27"><text:span text:style-name="T9">61</text:span></text:p>
          </table:table-cell>
          <table:table-cell table:style-name="Tableau5.A1" office:value-type="string">
            <text:p text:style-name="P27"><text:span text:style-name="T9">67</text:span></text:p>
          </table:table-cell>
          <table:table-cell table:style-name="Tableau5.A1" office:value-type="string">
            <text:p text:style-name="P27"><text:span text:style-name="T9">71</text:span></text:p>
          </table:table-cell>
          <table:table-cell table:style-name="Tableau5.A1" office:value-type="string">
            <text:p text:style-name="P27"><text:span text:style-name="T9">73</text:span></text:p>
          </table:table-cell>
          <table:table-cell table:style-name="Tableau5.A1" office:value-type="string">
            <text:p text:style-name="P27"><text:span text:style-name="T2">77=7*11</text:span></text:p>
          </table:table-cell>
          <table:table-cell table:style-name="Tableau5.A1" office:value-type="string">
            <text:p text:style-name="P27"><text:span text:style-name="T9">79</text:span></text:p>
          </table:table-cell>
          <table:table-cell table:style-name="Tableau5.A1" office:value-type="string">
            <text:p text:style-name="P27"><text:span text:style-name="T9">83</text:span></text:p>
          </table:table-cell>
          <table:table-cell table:style-name="Tableau5.A1" office:value-type="string">
            <text:p text:style-name="P27"><text:span text:style-name="T9">89</text:span></text:p>
          </table:table-cell>
        </table:table-row>
        <table:table-row table:style-name="Tableau5.1">
          <table:table-cell table:style-name="Tableau5.A1" office:value-type="string">
            <text:p text:style-name="P27"><text:span text:style-name="T9">+5#</text:span></text:p>
          </table:table-cell>
          <table:table-cell table:style-name="Tableau5.A1" office:value-type="string">
            <text:p text:style-name="P27"><text:span text:style-name="T2">91=7*13</text:span></text:p>
          </table:table-cell>
          <table:table-cell table:style-name="Tableau5.A1" office:value-type="string">
            <text:p text:style-name="P27"><text:span text:style-name="T9">97</text:span></text:p>
          </table:table-cell>
          <table:table-cell table:style-name="Tableau5.A1" office:value-type="string">
            <text:p text:style-name="P27"><text:span text:style-name="T9">101</text:span></text:p>
          </table:table-cell>
          <table:table-cell table:style-name="Tableau5.A1" office:value-type="string">
            <text:p text:style-name="P27"><text:span text:style-name="T9">103</text:span></text:p>
          </table:table-cell>
          <table:table-cell table:style-name="Tableau5.A1" office:value-type="string">
            <text:p text:style-name="P27"><text:span text:style-name="T9">107</text:span></text:p>
          </table:table-cell>
          <table:table-cell table:style-name="Tableau5.A1" office:value-type="string">
            <text:p text:style-name="P27"><text:span text:style-name="T9">109</text:span></text:p>
          </table:table-cell>
          <table:table-cell table:style-name="Tableau5.A1" office:value-type="string">
            <text:p text:style-name="P27"><text:span text:style-name="T9">113</text:span></text:p>
          </table:table-cell>
          <table:table-cell table:style-name="Tableau5.A1" office:value-type="string">
            <text:p text:style-name="P27"><text:span text:style-name="T2">119=7*17</text:span></text:p>
          </table:table-cell>
        </table:table-row>
        <table:table-row table:style-name="Tableau5.1">
          <table:table-cell table:style-name="Tableau5.A1" office:value-type="string">
            <text:p text:style-name="P27"><text:span text:style-name="T9">+5#</text:span></text:p>
          </table:table-cell>
          <table:table-cell table:style-name="Tableau5.A1" office:value-type="string">
            <text:p text:style-name="P27"><text:span text:style-name="T9">121</text:span></text:p>
          </table:table-cell>
          <table:table-cell table:style-name="Tableau5.A1" office:value-type="string">
            <text:p text:style-name="P27"><text:span text:style-name="T9">127</text:span></text:p>
          </table:table-cell>
          <table:table-cell table:style-name="Tableau5.A1" office:value-type="string">
            <text:p text:style-name="P27"><text:span text:style-name="T9">131</text:span></text:p>
          </table:table-cell>
          <table:table-cell table:style-name="Tableau5.A1" office:value-type="string">
            <text:p text:style-name="P27"><text:span text:style-name="T2">133=7*19</text:span></text:p>
          </table:table-cell>
          <table:table-cell table:style-name="Tableau5.A1" office:value-type="string">
            <text:p text:style-name="P27"><text:span text:style-name="T9">137</text:span></text:p>
          </table:table-cell>
          <table:table-cell table:style-name="Tableau5.A1" office:value-type="string">
            <text:p text:style-name="P27"><text:span text:style-name="T9">139</text:span></text:p>
          </table:table-cell>
          <table:table-cell table:style-name="Tableau5.A1" office:value-type="string">
            <text:p text:style-name="P27"><text:span text:style-name="T9">143</text:span></text:p>
          </table:table-cell>
          <table:table-cell table:style-name="Tableau5.A1" office:value-type="string">
            <text:p text:style-name="P27"><text:span text:style-name="T9">149</text:span></text:p>
          </table:table-cell>
        </table:table-row>
        <table:table-row table:style-name="Tableau5.1">
          <table:table-cell table:style-name="Tableau5.A1" office:value-type="string">
            <text:p text:style-name="P27"><text:span text:style-name="T9">+5#</text:span></text:p>
          </table:table-cell>
          <table:table-cell table:style-name="Tableau5.A1" office:value-type="string">
            <text:p text:style-name="P27"><text:span text:style-name="T9">151</text:span></text:p>
          </table:table-cell>
          <table:table-cell table:style-name="Tableau5.A1" office:value-type="string">
            <text:p text:style-name="P27"><text:span text:style-name="T9">157</text:span></text:p>
          </table:table-cell>
          <table:table-cell table:style-name="Tableau5.A1" office:value-type="string">
            <text:p text:style-name="P27"><text:span text:style-name="T2">161=7*23</text:span></text:p>
          </table:table-cell>
          <table:table-cell table:style-name="Tableau5.A1" office:value-type="string">
            <text:p text:style-name="P27"><text:span text:style-name="T9">163</text:span></text:p>
          </table:table-cell>
          <table:table-cell table:style-name="Tableau5.A1" office:value-type="string">
            <text:p text:style-name="P27"><text:span text:style-name="T9">167</text:span></text:p>
          </table:table-cell>
          <table:table-cell table:style-name="Tableau5.A1" office:value-type="string">
            <text:p text:style-name="P27"><text:span text:style-name="T9">169</text:span></text:p>
          </table:table-cell>
          <table:table-cell table:style-name="Tableau5.A1" office:value-type="string">
            <text:p text:style-name="P27"><text:span text:style-name="T9">173</text:span></text:p>
          </table:table-cell>
          <table:table-cell table:style-name="Tableau5.A1" office:value-type="string">
            <text:p text:style-name="P27"><text:span text:style-name="T9">179</text:span></text:p>
          </table:table-cell>
        </table:table-row>
        <table:table-row table:style-name="Tableau5.1">
          <table:table-cell table:style-name="Tableau5.A1" office:value-type="string">
            <text:p text:style-name="P27"><text:span text:style-name="T9">+5#</text:span></text:p>
          </table:table-cell>
          <table:table-cell table:style-name="Tableau5.A1" office:value-type="string">
            <text:p text:style-name="P27"><text:span text:style-name="T9">181</text:span></text:p>
          </table:table-cell>
          <table:table-cell table:style-name="Tableau5.A1" office:value-type="string">
            <text:p text:style-name="P27"><text:span text:style-name="T9">187</text:span></text:p>
          </table:table-cell>
          <table:table-cell table:style-name="Tableau5.A1" office:value-type="string">
            <text:p text:style-name="P27"><text:span text:style-name="T9">191</text:span></text:p>
          </table:table-cell>
          <table:table-cell table:style-name="Tableau5.A1" office:value-type="string">
            <text:p text:style-name="P27"><text:span text:style-name="T9">193</text:span></text:p>
          </table:table-cell>
          <table:table-cell table:style-name="Tableau5.A1" office:value-type="string">
            <text:p text:style-name="P27"><text:span text:style-name="T9">197</text:span></text:p>
          </table:table-cell>
          <table:table-cell table:style-name="Tableau5.A1" office:value-type="string">
            <text:p text:style-name="P27"><text:span text:style-name="T9">199</text:span></text:p>
          </table:table-cell>
          <table:table-cell table:style-name="Tableau5.A1" office:value-type="string">
            <text:p text:style-name="P27"><text:span text:style-name="T2">203=7*29</text:span></text:p>
          </table:table-cell>
          <table:table-cell table:style-name="Tableau5.A1" office:value-type="string">
            <text:p text:style-name="P27"><text:span text:style-name="T9">209</text:span></text:p>
          </table:table-cell>
        </table:table-row>
        <table:table-row table:style-name="Tableau5.1">
          <table:table-cell table:style-name="Tableau5.A1" office:value-type="string">
            <text:p text:style-name="P27"><text:span text:style-name="T9">+5#</text:span></text:p>
          </table:table-cell>
          <table:table-cell table:style-name="Tableau5.A1" office:value-type="string">
            <text:p text:style-name="P27"><text:span text:style-name="T9">211</text:span></text:p>
          </table:table-cell>
          <table:table-cell table:style-name="Tableau5.A1" office:value-type="string">
            <text:p text:style-name="P27"><text:span text:style-name="T2">217=7+7#</text:span></text:p>
          </table:table-cell>
          <table:table-cell table:style-name="Tableau5.A1" office:value-type="string">
            <text:p text:style-name="P27"><text:span text:style-name="T9">221</text:span></text:p>
          </table:table-cell>
          <table:table-cell table:style-name="Tableau5.A1" office:value-type="string">
            <text:p text:style-name="P28"/>
          </table:table-cell>
          <table:table-cell table:style-name="Tableau5.A1" office:value-type="string">
            <text:p text:style-name="P28"/>
          </table:table-cell>
          <table:table-cell table:style-name="Tableau5.A1" office:value-type="string">
            <text:p text:style-name="P28"/>
          </table:table-cell>
          <table:table-cell table:style-name="Tableau5.A1" office:value-type="string">
            <text:p text:style-name="P29"/>
          </table:table-cell>
          <table:table-cell table:style-name="Tableau5.A1" office:value-type="string">
            <text:p text:style-name="P28"/>
          </table:table-cell>
        </table:table-row>
        <table:table-row table:style-name="Tableau5.1">
          <table:table-cell table:style-name="Tableau5.A1" office:value-type="string">
            <text:p text:style-name="P27"><text:span text:style-name="T9">+5#</text:span></text:p>
          </table:table-cell>
          <table:table-cell table:style-name="Tableau5.A1" office:value-type="string">
            <text:p text:style-name="P27"><text:span text:style-name="T9">241</text:span></text:p>
          </table:table-cell>
          <table:table-cell table:style-name="Tableau5.A1" office:value-type="string">
            <text:p text:style-name="P27"><text:span text:style-name="T9">247</text:span></text:p>
          </table:table-cell>
          <table:table-cell table:style-name="Tableau5.A1" office:value-type="string">
            <text:p text:style-name="P27"><text:span text:style-name="T9">251</text:span></text:p>
          </table:table-cell>
          <table:table-cell table:style-name="Tableau5.A1" office:value-type="string">
            <text:p text:style-name="P28"/>
          </table:table-cell>
          <table:table-cell table:style-name="Tableau5.A1" office:value-type="string">
            <text:p text:style-name="P28"/>
          </table:table-cell>
          <table:table-cell table:style-name="Tableau5.A1" office:value-type="string">
            <text:p text:style-name="P28"/>
          </table:table-cell>
          <table:table-cell table:style-name="Tableau5.A1" office:value-type="string">
            <text:p text:style-name="P29"/>
          </table:table-cell>
          <table:table-cell table:style-name="Tableau5.A1" office:value-type="string">
            <text:p text:style-name="P28"/>
          </table:table-cell>
        </table:table-row>
        <table:table-row table:style-name="Tableau5.1">
          <table:table-cell table:style-name="Tableau5.A1" office:value-type="string">
            <text:p text:style-name="P27"><text:span text:style-name="T9">+5#</text:span></text:p>
          </table:table-cell>
          <table:table-cell table:style-name="Tableau5.A1" office:value-type="string">
            <text:p text:style-name="P27"><text:span text:style-name="T9">271</text:span></text:p>
          </table:table-cell>
          <table:table-cell table:style-name="Tableau5.A1" office:value-type="string">
            <text:p text:style-name="P27"><text:span text:style-name="T9">277</text:span></text:p>
          </table:table-cell>
          <table:table-cell table:style-name="Tableau5.A1" office:value-type="string">
            <text:p text:style-name="P27"><text:span text:style-name="T9">281</text:span></text:p>
          </table:table-cell>
          <table:table-cell table:style-name="Tableau5.A1" office:value-type="string">
            <text:p text:style-name="P27"><text:span text:style-name="T9">…</text:span></text:p>
          </table:table-cell>
          <table:table-cell table:style-name="Tableau5.A1" office:value-type="string">
            <text:p text:style-name="P28"/>
          </table:table-cell>
          <table:table-cell table:style-name="Tableau5.A1" office:value-type="string">
            <text:p text:style-name="P28"/>
          </table:table-cell>
          <table:table-cell table:style-name="Tableau5.A1" office:value-type="string">
            <text:p text:style-name="P29"/>
          </table:table-cell>
          <table:table-cell table:style-name="Tableau5.A1" office:value-type="string">
            <text:p text:style-name="P28"/>
          </table:table-cell>
        </table:table-row>
        <table:table-row table:style-name="Tableau5.1">
          <table:table-cell table:style-name="Tableau5.A1" office:value-type="string">
            <text:p text:style-name="P27"><text:span text:style-name="T9">+5#</text:span></text:p>
          </table:table-cell>
          <table:table-cell table:style-name="Tableau5.A1" office:value-type="string">
            <text:p text:style-name="P27"><text:span text:style-name="T2">301=91+7#=7*13+7#</text:span></text:p>
          </table:table-cell>
          <table:table-cell table:style-name="Tableau5.A1" office:value-type="string">
            <text:p text:style-name="P27"><text:span text:style-name="T9">307</text:span></text:p>
          </table:table-cell>
          <table:table-cell table:style-name="Tableau5.A1" office:value-type="string">
            <text:p text:style-name="P27"><text:span text:style-name="T9">311</text:span></text:p>
          </table:table-cell>
          <table:table-cell table:style-name="Tableau5.A1" office:value-type="string">
            <text:p text:style-name="P28"/>
          </table:table-cell>
          <table:table-cell table:style-name="Tableau5.A1" office:value-type="string">
            <text:p text:style-name="P28"/>
          </table:table-cell>
          <table:table-cell table:style-name="Tableau5.A1" office:value-type="string">
            <text:p text:style-name="P28"/>
          </table:table-cell>
          <table:table-cell table:style-name="Tableau5.A1" office:value-type="string">
            <text:p text:style-name="P29"/>
          </table:table-cell>
          <table:table-cell table:style-name="Tableau5.A1" office:value-type="string">
            <text:p text:style-name="P28"/>
          </table:table-cell>
        </table:table-row>
        <table:table-row table:style-name="Tableau5.1">
          <table:table-cell table:style-name="Tableau5.A1" office:value-type="string">
            <text:p text:style-name="P27"><text:span text:style-name="T9">+5#</text:span></text:p>
          </table:table-cell>
          <table:table-cell table:style-name="Tableau5.A1" office:value-type="string">
            <text:p text:style-name="P27"><text:span text:style-name="T9">331</text:span></text:p>
          </table:table-cell>
          <table:table-cell table:style-name="Tableau5.A1" office:value-type="string">
            <text:p text:style-name="P27"><text:span text:style-name="T9">337</text:span></text:p>
          </table:table-cell>
          <table:table-cell table:style-name="Tableau5.A1" office:value-type="string">
            <text:p text:style-name="P27"><text:span text:style-name="T9">341</text:span></text:p>
          </table:table-cell>
          <table:table-cell table:style-name="Tableau5.A1" office:value-type="string">
            <text:p text:style-name="P28"/>
          </table:table-cell>
          <table:table-cell table:style-name="Tableau5.A1" office:value-type="string">
            <text:p text:style-name="P28"/>
          </table:table-cell>
          <table:table-cell table:style-name="Tableau5.A1" office:value-type="string">
            <text:p text:style-name="P28"/>
          </table:table-cell>
          <table:table-cell table:style-name="Tableau5.A1" office:value-type="string">
            <text:p text:style-name="P29"/>
          </table:table-cell>
          <table:table-cell table:style-name="Tableau5.A1" office:value-type="string">
            <text:p text:style-name="P28"/>
          </table:table-cell>
        </table:table-row>
        <table:table-row table:style-name="Tableau5.1">
          <table:table-cell table:style-name="Tableau5.A1" office:value-type="string">
            <text:p text:style-name="P27"><text:span text:style-name="T9">+5#</text:span></text:p>
          </table:table-cell>
          <table:table-cell table:style-name="Tableau5.A1" office:value-type="string">
            <text:p text:style-name="P27"><text:span text:style-name="T9">361</text:span></text:p>
          </table:table-cell>
          <table:table-cell table:style-name="Tableau5.A1" office:value-type="string">
            <text:p text:style-name="P27"><text:span text:style-name="T9">367</text:span></text:p>
          </table:table-cell>
          <table:table-cell table:style-name="Tableau5.A1" office:value-type="string">
            <text:p text:style-name="P27"><text:span text:style-name="T2">371=7*23+7#</text:span></text:p>
          </table:table-cell>
          <table:table-cell table:style-name="Tableau5.A1" office:value-type="string">
            <text:p text:style-name="P28"/>
          </table:table-cell>
          <table:table-cell table:style-name="Tableau5.A1" office:value-type="string">
            <text:p text:style-name="P28"/>
          </table:table-cell>
          <table:table-cell table:style-name="Tableau5.A1" office:value-type="string">
            <text:p text:style-name="P28"/>
          </table:table-cell>
          <table:table-cell table:style-name="Tableau5.A1" office:value-type="string">
            <text:p text:style-name="P29"/>
          </table:table-cell>
          <table:table-cell table:style-name="Tableau5.A1" office:value-type="string">
            <text:p text:style-name="P28"/>
          </table:table-cell>
        </table:table-row>
        <table:table-row table:style-name="Tableau5.1">
          <table:table-cell table:style-name="Tableau5.A1" office:value-type="string">
            <text:p text:style-name="P27"><text:span text:style-name="T9">+5#</text:span></text:p>
          </table:table-cell>
          <table:table-cell table:style-name="Tableau5.A1" office:value-type="string">
            <text:p text:style-name="P27"><text:span text:style-name="T9">391</text:span></text:p>
          </table:table-cell>
          <table:table-cell table:style-name="Tableau5.A1" office:value-type="string">
            <text:p text:style-name="P27"><text:span text:style-name="T9">397</text:span></text:p>
          </table:table-cell>
          <table:table-cell table:style-name="Tableau5.A1" office:value-type="string">
            <text:p text:style-name="P27"><text:span text:style-name="T9">401</text:span></text:p>
          </table:table-cell>
          <table:table-cell table:style-name="Tableau5.A1" office:value-type="string">
            <text:p text:style-name="P28"/>
          </table:table-cell>
          <table:table-cell table:style-name="Tableau5.A1" office:value-type="string">
            <text:p text:style-name="P28"/>
          </table:table-cell>
          <table:table-cell table:style-name="Tableau5.A1" office:value-type="string">
            <text:p text:style-name="P28"/>
          </table:table-cell>
          <table:table-cell table:style-name="Tableau5.A1" office:value-type="string">
            <text:p text:style-name="P29"/>
          </table:table-cell>
          <table:table-cell table:style-name="Tableau5.A1" office:value-type="string">
            <text:p text:style-name="P28"/>
          </table:table-cell>
        </table:table-row>
        <table:table-row table:style-name="Tableau5.1">
          <table:table-cell table:style-name="Tableau5.A1" office:value-type="string">
            <text:p text:style-name="P27"><text:span text:style-name="T9">…</text:span></text:p>
          </table:table-cell>
          <table:table-cell table:style-name="Tableau5.A1" office:value-type="string">
            <text:p text:style-name="P28"/>
          </table:table-cell>
          <table:table-cell table:style-name="Tableau5.A1" office:value-type="string">
            <text:p text:style-name="P28"/>
          </table:table-cell>
          <table:table-cell table:style-name="Tableau5.A1" office:value-type="string">
            <text:p text:style-name="P28"/>
          </table:table-cell>
          <table:table-cell table:style-name="Tableau5.A1" office:value-type="string">
            <text:p text:style-name="P28"/>
          </table:table-cell>
          <table:table-cell table:style-name="Tableau5.A1" office:value-type="string">
            <text:p text:style-name="P28"/>
          </table:table-cell>
          <table:table-cell table:style-name="Tableau5.A1" office:value-type="string">
            <text:p text:style-name="P28"/>
          </table:table-cell>
          <table:table-cell table:style-name="Tableau5.A1" office:value-type="string">
            <text:p text:style-name="P29"/>
          </table:table-cell>
          <table:table-cell table:style-name="Tableau5.A1" office:value-type="string">
            <text:p text:style-name="P28"/>
          </table:table-cell>
        </table:table-row>
      </table:table>
      <text:p text:style-name="P9"/>
      <text:p text:style-name="P9">En passant d’une étape à l’autre, on enlève en fait à chaque fois une infinité de nombres que l’on aurait retrouvés si on n’utilisait qu’Eratosthène.</text:p>
      <text:p text:style-name="P9"/>
      <text:list xml:id="list234159705219288" text:continue-numbering="true" text:style-name="WWNum1">
        <text:list-item>
          <text:p text:style-name="P17"><text:soft-page-break/><text:span text:style-name="T17">On en déduit : </text:span><text:span text:style-name="T17"><draw:frame draw:style-name="fr1" text:anchor-type="as-char" svg:width="2.865cm" svg:height="1.194cm" draw:z-index="5"><draw:object xlink:href="./Object 18" xlink:type="simple" xlink:show="embed" xlink:actuate="onLoad"/><draw:image xlink:href="./ObjectReplacements/Object 18" xlink:type="simple" xlink:show="embed" xlink:actuate="onLoad"/></draw:frame></text:span></text:p>
        </text:list-item>
      </text:list>
      <text:p text:style-name="P10"/>
      <text:p text:style-name="P10">Démo : <text:span text:style-name="T21">plaçons-nous à l’étape n. </text:span><text:span text:style-name="T21"><draw:frame draw:style-name="fr1" text:anchor-type="as-char" svg:width="4.517cm" svg:height="0.579cm" draw:z-index="6"><draw:object xlink:href="./Object 20" xlink:type="simple" xlink:show="embed" xlink:actuate="onLoad"/><draw:image xlink:href="./ObjectReplacements/Object 20" xlink:type="simple" xlink:show="embed" xlink:actuate="onLoad"/></draw:frame></text:span><text:span text:style-name="T22"> Le tableau T</text:span><text:span text:style-name="T23">n</text:span><text:span text:style-name="T22"> est de la forme :</text:span></text:p>
      <text:p text:style-name="P10"><text:span text:style-name="T22"/></text:p>
      <table:table table:name="Tableau6" table:style-name="Tableau6">
        <table:table-column table:style-name="Tableau6.A"/>
        <table:table-column table:style-name="Tableau6.B"/>
        <table:table-row table:style-name="Tableau6.1">
          <table:table-cell table:style-name="Tableau6.A1" office:value-type="string">
            <text:p text:style-name="P12"/>
          </table:table-cell>
          <table:table-cell table:style-name="Tableau6.A1" office:value-type="string">
            <text:p text:style-name="P9"><text:span text:style-name="T21">Eléments de </text:span><text:span text:style-name="T21"><draw:frame draw:style-name="fr1" text:anchor-type="as-char" svg:width="0.915cm" svg:height="0.591cm" draw:z-index="13"><draw:object xlink:href="./Object 22" xlink:type="simple" xlink:show="embed" xlink:actuate="onLoad"/><draw:image xlink:href="./ObjectReplacements/Object 22" xlink:type="simple" xlink:show="embed" xlink:actuate="onLoad"/></draw:frame></text:span></text:p>
          </table:table-cell>
        </table:table-row>
        <table:table-row table:style-name="Tableau6.1">
          <table:table-cell table:style-name="Tableau6.A1" office:value-type="string">
            <text:p text:style-name="P9"><text:span text:style-name="T21">+ p</text:span><text:span text:style-name="T24">n</text:span><text:span text:style-name="T21">#</text:span></text:p>
          </table:table-cell>
          <table:table-cell table:style-name="Tableau6.A1" office:value-type="string">
            <text:p text:style-name="P12"/>
          </table:table-cell>
        </table:table-row>
        <table:table-row table:style-name="Tableau6.1">
          <table:table-cell table:style-name="Tableau6.A1" office:value-type="string">
            <text:p text:style-name="P9"><text:span text:style-name="T21">+ p</text:span><text:span text:style-name="T24">n</text:span><text:span text:style-name="T21">#</text:span></text:p>
          </table:table-cell>
          <table:table-cell table:style-name="Tableau6.A1" office:value-type="string">
            <text:p text:style-name="P12"/>
          </table:table-cell>
        </table:table-row>
        <table:table-row table:style-name="Tableau6.1">
          <table:table-cell table:style-name="Tableau6.A1" office:value-type="string">
            <text:p text:style-name="P9"><text:span text:style-name="T21">…</text:span></text:p>
          </table:table-cell>
          <table:table-cell table:style-name="Tableau6.A1" office:value-type="string">
            <text:p text:style-name="P12"/>
          </table:table-cell>
        </table:table-row>
        <table:table-row table:style-name="Tableau6.1">
          <table:table-cell table:style-name="Tableau6.A1" office:value-type="string">
            <text:p text:style-name="P9"><text:span text:style-name="T21">+ p</text:span><text:span text:style-name="T24">n</text:span><text:span text:style-name="T21">#</text:span></text:p>
          </table:table-cell>
          <table:table-cell table:style-name="Tableau6.A1" office:value-type="string">
            <text:p text:style-name="P12"/>
          </table:table-cell>
        </table:table-row>
      </table:table>
      <text:p text:style-name="P10"><text:span text:style-name="T21"/></text:p>
      <text:p text:style-name="P10"><text:span text:style-name="T21">On s’arrête à p</text:span><text:span text:style-name="T24">n+1</text:span><text:span text:style-name="T21"># (le nombre après 1 dans le tableau). Il y a ainsi </text:span><text:span text:style-name="T21"><draw:frame draw:style-name="fr1" text:anchor-type="as-char" svg:width="0.898cm" svg:height="0.531cm" draw:z-index="7"><draw:object xlink:href="./Object 24" xlink:type="simple" xlink:show="embed" xlink:actuate="onLoad"/><draw:image xlink:href="./ObjectReplacements/Object 24" xlink:type="simple" xlink:show="embed" xlink:actuate="onLoad"/></draw:frame></text:span><text:span text:style-name="T21"> lignes. On a donc :</text:span><text:span text:style-name="T21"><draw:frame draw:style-name="fr1" text:anchor-type="as-char" svg:width="3.126cm" svg:height="0.591cm" draw:z-index="8"><draw:object xlink:href="./Object 26" xlink:type="simple" xlink:show="embed" xlink:actuate="onLoad"/><draw:image xlink:href="./ObjectReplacements/Object 26" xlink:type="simple" xlink:show="embed" xlink:actuate="onLoad"/></draw:frame></text:span><text:span text:style-name="T22">. Mais </text:span><text:span text:style-name="T22"><draw:frame draw:style-name="fr1" text:anchor-type="as-char" svg:width="3.094cm" svg:height="0.591cm" draw:z-index="9"><draw:object xlink:href="./Object 28" xlink:type="simple" xlink:show="embed" xlink:actuate="onLoad"/><draw:image xlink:href="./ObjectReplacements/Object 28" xlink:type="simple" xlink:show="embed" xlink:actuate="onLoad"/></draw:frame></text:span><text:span text:style-name="T22"> puisque l’on enlève uniquement les multiples de p</text:span><text:span text:style-name="T23">n</text:span><text:span text:style-name="T22"> qui se trouvent sur la première ligne.</text:span></text:p>
      <text:p text:style-name="P10"><text:span text:style-name="T22">On obtient donc :</text:span></text:p>
      <text:p text:style-name="P10"><text:span text:style-name="T22"><text:tab/><text:tab/><text:tab/></text:span><text:span text:style-name="T22"><draw:frame draw:style-name="fr1" text:anchor-type="as-char" svg:width="4.08cm" svg:height="0.591cm" draw:z-index="10"><draw:object xlink:href="./Object 30" xlink:type="simple" xlink:show="embed" xlink:actuate="onLoad"/><draw:image xlink:href="./ObjectReplacements/Object 30" xlink:type="simple" xlink:show="embed" xlink:actuate="onLoad"/></draw:frame></text:span></text:p>
      <text:p text:style-name="P10"><text:span text:style-name="T21">Ce qui est vrai pour tout n. Comme</text:span><text:span text:style-name="T21"><draw:frame draw:style-name="fr1" text:anchor-type="as-char" svg:width="1.572cm" svg:height="0.531cm" draw:z-index="11"><draw:object xlink:href="./Object 32" xlink:type="simple" xlink:show="embed" xlink:actuate="onLoad"/><draw:image xlink:href="./ObjectReplacements/Object 32" xlink:type="simple" xlink:show="embed" xlink:actuate="onLoad"/></draw:frame></text:span><text:span text:style-name="T22">, on obtient le résultat.</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234161549453646" text:continue-list="list234159752717543" text:style-name="WWNum6">
        <text:list-item>
          <text:p text:style-name="P18"><text:soft-page-break/><text:span text:style-name="T8">Commentaires</text:span></text:p>
        </text:list-item>
      </text:list>
      <text:p text:style-name="P2"/>
      <text:p text:style-name="P2"><text:span text:style-name="T5">Etude de la répartition : comparaison avec le théorème des nombres premiers</text:span></text:p>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9">Etape</text:p>
          </table:table-cell>
          <table:table-cell table:style-name="Tableau7.A1" office:value-type="string">
            <text:p text:style-name="P9">P<text:span text:style-name="T13">i+1</text:span>#</text:p>
          </table:table-cell>
          <table:table-cell table:style-name="Tableau7.A1" office:value-type="string">
            <text:p text:style-name="P9">x/log(x)</text:p>
          </table:table-cell>
          <table:table-cell table:style-name="Tableau7.A1" office:value-type="string">
            <text:p text:style-name="P9">#T<text:span text:style-name="T13">i</text:span>’</text:p>
          </table:table-cell>
        </table:table-row>
        <table:table-row table:style-name="Tableau7.1">
          <table:table-cell table:style-name="Tableau7.A1" office:value-type="string">
            <text:p text:style-name="P9">1</text:p>
          </table:table-cell>
          <table:table-cell table:style-name="Tableau7.A1" office:value-type="string">
            <text:p text:style-name="P9">6</text:p>
          </table:table-cell>
          <table:table-cell table:style-name="Tableau7.A1" office:value-type="string">
            <text:p text:style-name="P9">7.7</text:p>
          </table:table-cell>
          <table:table-cell table:style-name="Tableau7.A1" office:value-type="string">
            <text:p text:style-name="P9">2</text:p>
          </table:table-cell>
        </table:table-row>
        <table:table-row table:style-name="Tableau7.1">
          <table:table-cell table:style-name="Tableau7.A1" office:value-type="string">
            <text:p text:style-name="P9">2</text:p>
          </table:table-cell>
          <table:table-cell table:style-name="Tableau7.A1" office:value-type="string">
            <text:p text:style-name="P9">30</text:p>
          </table:table-cell>
          <table:table-cell table:style-name="Tableau7.A1" office:value-type="string">
            <text:p text:style-name="P9">20.3</text:p>
          </table:table-cell>
          <table:table-cell table:style-name="Tableau7.A1" office:value-type="string">
            <text:p text:style-name="P9">8</text:p>
          </table:table-cell>
        </table:table-row>
        <table:table-row table:style-name="Tableau7.1">
          <table:table-cell table:style-name="Tableau7.A1" office:value-type="string">
            <text:p text:style-name="P9">3</text:p>
          </table:table-cell>
          <table:table-cell table:style-name="Tableau7.A1" office:value-type="string">
            <text:p text:style-name="P9">210</text:p>
          </table:table-cell>
          <table:table-cell table:style-name="Tableau7.A1" office:value-type="string">
            <text:p text:style-name="P9">90.4</text:p>
          </table:table-cell>
          <table:table-cell table:style-name="Tableau7.A1" office:value-type="string">
            <text:p text:style-name="P9">48</text:p>
          </table:table-cell>
        </table:table-row>
        <table:table-row table:style-name="Tableau7.1">
          <table:table-cell table:style-name="Tableau7.A1" office:value-type="string">
            <text:p text:style-name="P9">4</text:p>
          </table:table-cell>
          <table:table-cell table:style-name="Tableau7.A1" office:value-type="string">
            <text:p text:style-name="P9">2 310</text:p>
          </table:table-cell>
          <table:table-cell table:style-name="Tableau7.A1" office:value-type="string">
            <text:p text:style-name="P9">686.7</text:p>
          </table:table-cell>
          <table:table-cell table:style-name="Tableau7.A1" office:value-type="string">
            <text:p text:style-name="P9">480</text:p>
          </table:table-cell>
        </table:table-row>
        <table:table-row table:style-name="Tableau7.1">
          <table:table-cell table:style-name="Tableau7.A1" office:value-type="string">
            <text:p text:style-name="P9">5</text:p>
          </table:table-cell>
          <table:table-cell table:style-name="Tableau7.A1" office:value-type="string">
            <text:p text:style-name="P9">30 030</text:p>
          </table:table-cell>
          <table:table-cell table:style-name="Tableau7.A1" office:value-type="string">
            <text:p text:style-name="P9">6 706.8</text:p>
          </table:table-cell>
          <table:table-cell table:style-name="Tableau7.A1" office:value-type="string">
            <text:p text:style-name="P9">5 760</text:p>
          </table:table-cell>
        </table:table-row>
        <table:table-row table:style-name="Tableau7.1">
          <table:table-cell table:style-name="Tableau7.A1" office:value-type="string">
            <text:p text:style-name="P9">6</text:p>
          </table:table-cell>
          <table:table-cell table:style-name="Tableau7.A1" office:value-type="string">
            <text:p text:style-name="P9">510 510</text:p>
          </table:table-cell>
          <table:table-cell table:style-name="Tableau7.A1" office:value-type="string">
            <text:p text:style-name="P9">89 437.6</text:p>
          </table:table-cell>
          <table:table-cell table:style-name="Tableau7.A1" office:value-type="string">
            <text:p text:style-name="P9">92 160</text:p>
          </table:table-cell>
        </table:table-row>
        <table:table-row table:style-name="Tableau7.1">
          <table:table-cell table:style-name="Tableau7.A1" office:value-type="string">
            <text:p text:style-name="P9">7</text:p>
          </table:table-cell>
          <table:table-cell table:style-name="Tableau7.A1" office:value-type="string">
            <text:p text:style-name="P9">9 699 690</text:p>
          </table:table-cell>
          <table:table-cell table:style-name="Tableau7.A1" office:value-type="string">
            <text:p text:style-name="P9">1 388 296.3</text:p>
          </table:table-cell>
          <table:table-cell table:style-name="Tableau7.A1" office:value-type="string">
            <text:p text:style-name="P9">1 658 880</text:p>
          </table:table-cell>
        </table:table-row>
        <table:table-row table:style-name="Tableau7.1">
          <table:table-cell table:style-name="Tableau7.A1" office:value-type="string">
            <text:p text:style-name="P9">8</text:p>
          </table:table-cell>
          <table:table-cell table:style-name="Tableau7.A1" office:value-type="string">
            <text:p text:style-name="P9">223 092 870</text:p>
          </table:table-cell>
          <table:table-cell table:style-name="Tableau7.A1" office:value-type="string">
            <text:p text:style-name="P9">26 722 555</text:p>
          </table:table-cell>
          <table:table-cell table:style-name="Tableau7.A1" office:value-type="string">
            <text:p text:style-name="P9">36 495 360</text:p>
          </table:table-cell>
        </table:table-row>
        <table:table-row table:style-name="Tableau7.1">
          <table:table-cell table:style-name="Tableau7.A1" office:value-type="string">
            <text:p text:style-name="P9">9</text:p>
          </table:table-cell>
          <table:table-cell table:style-name="Tableau7.A1" office:value-type="string">
            <text:p text:style-name="P9">6 469 693 230</text:p>
          </table:table-cell>
          <table:table-cell table:style-name="Tableau7.A1" office:value-type="string">
            <text:p text:style-name="P9">659 440 417</text:p>
          </table:table-cell>
          <table:table-cell table:style-name="Tableau7.A1" office:value-type="string">
            <text:p text:style-name="P9">802 897 920</text:p>
          </table:table-cell>
        </table:table-row>
      </table:table>
      <text:p text:style-name="P9"/>
      <text:p text:style-name="P13">On a déjà la même puissance de 10 (ce n’est pas si mal), mais cela montre bien que rapidement, on va avoir énormément de nombres pas premiers dans le tableau, qui ne s’enlèveront que bien plus tard… D’après la remarque ci-dessous, il y a 42 332 nombres premiers inférieurs ou égaux à 510 510. Or à ce moment-là, notre tableau avait 92 160 éléments. Ainsi 92 160-42 332=49 828 nombres n’étaient pas premiers dans notre tableau. C’est plus de la moitié ! Avant d’enlever les multiples de p<text:span text:style-name="T13">n+1</text:span>, on ne peut affirmer à 100% qu’un nombre est premier que si celui-ci est inférieur à p<text:span text:style-name="T13">n+1</text:span><text:span text:style-name="T7">2</text:span>.</text:p>
      <text:p text:style-name="P2"/>
      <text:p text:style-name="P2"><text:span text:style-name="T5">Apport de la programmation de l’algorithme sur </text:span><text:span text:style-name="T6">O</text:span><text:span text:style-name="T5">Caml</text:span></text:p>
      <text:p text:style-name="P13">On a réussi actuellement à aller jusqu’à l’étape 6. Après avoir appliqué un crible d’Eratosthène modifié pour les éléments de notre tableau, on a trouvé que 510 481 est le 42 332-ième nombre premier, et « tout ceci » en moins d’une seconde. Bon, il va y avoir évidemment un problème de stockage des nombres (à l’étape 10, on comptera déjà un tableau avec 1 milliards d’éléments !).</text:p>
      <text:p text:style-name="P2"/>
      <text:p text:style-name="P2"><text:span text:style-name="T5">Remarque sur les nombres premiers jumeaux</text:span></text:p>
      <table:table table:name="Tableau8" table:style-name="Tableau8">
        <table:table-column table:style-name="Tableau8.A"/>
        <table:table-column table:style-name="Tableau8.B" table:number-columns-repeated="2"/>
        <table:table-column table:style-name="Tableau8.D" table:number-columns-repeated="2"/>
        <table:table-column table:style-name="Tableau8.F"/>
        <table:table-column table:style-name="Tableau8.D"/>
        <table:table-column table:style-name="Tableau8.F"/>
        <table:table-column table:style-name="Tableau8.I"/>
        <table:table-row table:style-name="Tableau8.1">
          <table:table-cell table:style-name="Tableau8.A1" office:value-type="string">
            <text:p text:style-name="P27"><draw:frame draw:style-name="fr1" text:anchor-type="as-char" svg:width="0.609cm" svg:height="0.591cm" draw:z-index="14"><draw:object xlink:href="./Object 34" xlink:type="simple" xlink:show="embed" xlink:actuate="onLoad"/><draw:image xlink:href="./ObjectReplacements/Object 34" xlink:type="simple" xlink:show="embed" xlink:actuate="onLoad"/></draw:frame></text:p>
          </table:table-cell>
          <table:table-cell table:style-name="Tableau8.A1" office:value-type="string">
            <text:p text:style-name="P27"><text:span text:style-name="T9">1</text:span></text:p>
          </table:table-cell>
          <table:table-cell table:style-name="Tableau8.A1" office:value-type="string">
            <text:p text:style-name="P27"><text:span text:style-name="T2">7</text:span></text:p>
          </table:table-cell>
          <table:table-cell table:style-name="Tableau8.A1" office:value-type="string">
            <text:p text:style-name="P27"><text:span text:style-name="T10">11</text:span></text:p>
          </table:table-cell>
          <table:table-cell table:style-name="Tableau8.A1" office:value-type="string">
            <text:p text:style-name="P27"><text:span text:style-name="T10">13</text:span></text:p>
          </table:table-cell>
          <table:table-cell table:style-name="Tableau8.A1" office:value-type="string">
            <text:p text:style-name="P27"><text:span text:style-name="T11">17</text:span></text:p>
          </table:table-cell>
          <table:table-cell table:style-name="Tableau8.A1" office:value-type="string">
            <text:p text:style-name="P27"><text:span text:style-name="T11">19</text:span></text:p>
          </table:table-cell>
          <table:table-cell table:style-name="Tableau8.A1" office:value-type="string">
            <text:p text:style-name="P27"><text:span text:style-name="T9">23</text:span></text:p>
          </table:table-cell>
          <table:table-cell table:style-name="Tableau8.A1" office:value-type="string">
            <text:p text:style-name="P27"><text:span text:style-name="T9">29</text:span></text:p>
          </table:table-cell>
        </table:table-row>
        <table:table-row table:style-name="Tableau8.1">
          <table:table-cell table:style-name="Tableau8.A1" office:value-type="string">
            <text:p text:style-name="P27"><text:span text:style-name="T9">+5#</text:span></text:p>
          </table:table-cell>
          <table:table-cell table:style-name="Tableau8.A1" office:value-type="string">
            <text:p text:style-name="P27"><text:span text:style-name="T9">31</text:span></text:p>
          </table:table-cell>
          <table:table-cell table:style-name="Tableau8.A1" office:value-type="string">
            <text:p text:style-name="P27"><text:span text:style-name="T9">37</text:span></text:p>
          </table:table-cell>
          <table:table-cell table:style-name="Tableau8.A1" office:value-type="string">
            <text:p text:style-name="P27"><text:span text:style-name="T10">41</text:span></text:p>
          </table:table-cell>
          <table:table-cell table:style-name="Tableau8.A1" office:value-type="string">
            <text:p text:style-name="P27"><text:span text:style-name="T10">43</text:span></text:p>
          </table:table-cell>
          <table:table-cell table:style-name="Tableau8.A1" office:value-type="string">
            <text:p text:style-name="P27"><text:span text:style-name="T9">47</text:span></text:p>
          </table:table-cell>
          <table:table-cell table:style-name="Tableau8.A1" office:value-type="string">
            <text:p text:style-name="P27"><text:span text:style-name="T2">49</text:span></text:p>
          </table:table-cell>
          <table:table-cell table:style-name="Tableau8.A1" office:value-type="string">
            <text:p text:style-name="P27"><text:span text:style-name="T9">53</text:span></text:p>
          </table:table-cell>
          <table:table-cell table:style-name="Tableau8.A1" office:value-type="string">
            <text:p text:style-name="P27"><text:span text:style-name="T9">59</text:span></text:p>
          </table:table-cell>
        </table:table-row>
        <table:table-row table:style-name="Tableau8.1">
          <table:table-cell table:style-name="Tableau8.A1" office:value-type="string">
            <text:p text:style-name="P27"><text:span text:style-name="T9">+5#</text:span></text:p>
          </table:table-cell>
          <table:table-cell table:style-name="Tableau8.A1" office:value-type="string">
            <text:p text:style-name="P27"><text:span text:style-name="T9">61</text:span></text:p>
          </table:table-cell>
          <table:table-cell table:style-name="Tableau8.A1" office:value-type="string">
            <text:p text:style-name="P27"><text:span text:style-name="T9">67</text:span></text:p>
          </table:table-cell>
          <table:table-cell table:style-name="Tableau8.A1" office:value-type="string">
            <text:p text:style-name="P27"><text:span text:style-name="T10">71</text:span></text:p>
          </table:table-cell>
          <table:table-cell table:style-name="Tableau8.A1" office:value-type="string">
            <text:p text:style-name="P27"><text:span text:style-name="T10">73</text:span></text:p>
          </table:table-cell>
          <table:table-cell table:style-name="Tableau8.A1" office:value-type="string">
            <text:p text:style-name="P27"><text:span text:style-name="T2">77</text:span></text:p>
          </table:table-cell>
          <table:table-cell table:style-name="Tableau8.A1" office:value-type="string">
            <text:p text:style-name="P27"><text:span text:style-name="T9">79</text:span></text:p>
          </table:table-cell>
          <table:table-cell table:style-name="Tableau8.A1" office:value-type="string">
            <text:p text:style-name="P27"><text:span text:style-name="T9">83</text:span></text:p>
          </table:table-cell>
          <table:table-cell table:style-name="Tableau8.A1" office:value-type="string">
            <text:p text:style-name="P27"><text:span text:style-name="T9">89</text:span></text:p>
          </table:table-cell>
        </table:table-row>
        <table:table-row table:style-name="Tableau8.1">
          <table:table-cell table:style-name="Tableau8.A1" office:value-type="string">
            <text:p text:style-name="P27"><text:span text:style-name="T9">+5#</text:span></text:p>
          </table:table-cell>
          <table:table-cell table:style-name="Tableau8.A1" office:value-type="string">
            <text:p text:style-name="P27"><text:span text:style-name="T2">91</text:span></text:p>
          </table:table-cell>
          <table:table-cell table:style-name="Tableau8.A1" office:value-type="string">
            <text:p text:style-name="P27"><text:span text:style-name="T9">97</text:span></text:p>
          </table:table-cell>
          <table:table-cell table:style-name="Tableau8.A1" office:value-type="string">
            <text:p text:style-name="P27"><text:span text:style-name="T10">101</text:span></text:p>
          </table:table-cell>
          <table:table-cell table:style-name="Tableau8.A1" office:value-type="string">
            <text:p text:style-name="P27"><text:span text:style-name="T10">103</text:span></text:p>
          </table:table-cell>
          <table:table-cell table:style-name="Tableau8.A1" office:value-type="string">
            <text:p text:style-name="P27"><text:span text:style-name="T11">107</text:span></text:p>
          </table:table-cell>
          <table:table-cell table:style-name="Tableau8.A1" office:value-type="string">
            <text:p text:style-name="P27"><text:span text:style-name="T11">109</text:span></text:p>
          </table:table-cell>
          <table:table-cell table:style-name="Tableau8.A1" office:value-type="string">
            <text:p text:style-name="P27"><text:span text:style-name="T9">113</text:span></text:p>
          </table:table-cell>
          <table:table-cell table:style-name="Tableau8.A1" office:value-type="string">
            <text:p text:style-name="P27"><text:span text:style-name="T2">119</text:span></text:p>
          </table:table-cell>
        </table:table-row>
        <table:table-row table:style-name="Tableau8.1">
          <table:table-cell table:style-name="Tableau8.A1" office:value-type="string">
            <text:p text:style-name="P27"><text:span text:style-name="T9">+5#</text:span></text:p>
          </table:table-cell>
          <table:table-cell table:style-name="Tableau8.A1" office:value-type="string">
            <text:p text:style-name="P27"><text:span text:style-name="T18">121</text:span></text:p>
          </table:table-cell>
          <table:table-cell table:style-name="Tableau8.A1" office:value-type="string">
            <text:p text:style-name="P27"><text:span text:style-name="T9">127</text:span></text:p>
          </table:table-cell>
          <table:table-cell table:style-name="Tableau8.A1" office:value-type="string">
            <text:p text:style-name="P27"><text:span text:style-name="T9">131</text:span></text:p>
          </table:table-cell>
          <table:table-cell table:style-name="Tableau8.A1" office:value-type="string">
            <text:p text:style-name="P27"><text:span text:style-name="T2">133</text:span></text:p>
          </table:table-cell>
          <table:table-cell table:style-name="Tableau8.A1" office:value-type="string">
            <text:p text:style-name="P27"><text:span text:style-name="T11">137</text:span></text:p>
          </table:table-cell>
          <table:table-cell table:style-name="Tableau8.A1" office:value-type="string">
            <text:p text:style-name="P27"><text:span text:style-name="T11">139</text:span></text:p>
          </table:table-cell>
          <table:table-cell table:style-name="Tableau8.A1" office:value-type="string">
            <text:p text:style-name="P27"><text:span text:style-name="T18">143</text:span></text:p>
          </table:table-cell>
          <table:table-cell table:style-name="Tableau8.A1" office:value-type="string">
            <text:p text:style-name="P27"><text:span text:style-name="T9">149</text:span></text:p>
          </table:table-cell>
        </table:table-row>
        <table:table-row table:style-name="Tableau8.1">
          <table:table-cell table:style-name="Tableau8.A1" office:value-type="string">
            <text:p text:style-name="P27"><text:span text:style-name="T9">+5#</text:span></text:p>
          </table:table-cell>
          <table:table-cell table:style-name="Tableau8.A1" office:value-type="string">
            <text:p text:style-name="P27"><text:span text:style-name="T9">151</text:span></text:p>
          </table:table-cell>
          <table:table-cell table:style-name="Tableau8.A1" office:value-type="string">
            <text:p text:style-name="P27"><text:span text:style-name="T9">157</text:span></text:p>
          </table:table-cell>
          <table:table-cell table:style-name="Tableau8.A1" office:value-type="string">
            <text:p text:style-name="P27"><text:span text:style-name="T2">161</text:span></text:p>
          </table:table-cell>
          <table:table-cell table:style-name="Tableau8.A1" office:value-type="string">
            <text:p text:style-name="P27"><text:span text:style-name="T9">163</text:span></text:p>
          </table:table-cell>
          <table:table-cell table:style-name="Tableau8.A1" office:value-type="string">
            <text:p text:style-name="P27"><text:span text:style-name="T9">167</text:span></text:p>
          </table:table-cell>
          <table:table-cell table:style-name="Tableau8.A1" office:value-type="string">
            <text:p text:style-name="P27"><text:span text:style-name="T18">169</text:span></text:p>
          </table:table-cell>
          <table:table-cell table:style-name="Tableau8.A1" office:value-type="string">
            <text:p text:style-name="P27"><text:span text:style-name="T9">173</text:span></text:p>
          </table:table-cell>
          <table:table-cell table:style-name="Tableau8.A1" office:value-type="string">
            <text:p text:style-name="P27"><text:span text:style-name="T9">179</text:span></text:p>
          </table:table-cell>
        </table:table-row>
        <table:table-row table:style-name="Tableau8.1">
          <table:table-cell table:style-name="Tableau8.A1" office:value-type="string">
            <text:p text:style-name="P27"><text:span text:style-name="T9">+5#</text:span></text:p>
          </table:table-cell>
          <table:table-cell table:style-name="Tableau8.A1" office:value-type="string">
            <text:p text:style-name="P27"><text:span text:style-name="T9">181</text:span></text:p>
          </table:table-cell>
          <table:table-cell table:style-name="Tableau8.A1" office:value-type="string">
            <text:p text:style-name="P27"><text:span text:style-name="T18">187</text:span></text:p>
          </table:table-cell>
          <table:table-cell table:style-name="Tableau8.A1" office:value-type="string">
            <text:p text:style-name="P27"><text:span text:style-name="T10">191</text:span></text:p>
          </table:table-cell>
          <table:table-cell table:style-name="Tableau8.A1" office:value-type="string">
            <text:p text:style-name="P27"><text:span text:style-name="T10">193</text:span></text:p>
          </table:table-cell>
          <table:table-cell table:style-name="Tableau8.A1" office:value-type="string">
            <text:p text:style-name="P27"><text:span text:style-name="T11">197</text:span></text:p>
          </table:table-cell>
          <table:table-cell table:style-name="Tableau8.A1" office:value-type="string">
            <text:p text:style-name="P27"><text:span text:style-name="T11">199</text:span></text:p>
          </table:table-cell>
          <table:table-cell table:style-name="Tableau8.A1" office:value-type="string">
            <text:p text:style-name="P27"><text:span text:style-name="T2">203</text:span></text:p>
          </table:table-cell>
          <table:table-cell table:style-name="Tableau8.A1" office:value-type="string">
            <text:p text:style-name="P27"><text:span text:style-name="T18">209</text:span></text:p>
          </table:table-cell>
        </table:table-row>
      </table:table>
      <text:p text:style-name="P13"><text:span text:style-name="T9"/></text:p>
      <text:p text:style-name="P13"><text:span text:style-name="T9">Les nombres surlignés correspondent à des nombres premiers jumeaux. On voit par exemple que {11,13} engendrent des nombres premiers jumeaux. Il semblerait donc, puisque l’on ne va enlever qu’un seul nombre par colonne et que le nombre de lignes est assez conséquent (en attente d’une meilleure formulation), et que les multiples de nombres premiers supérieurs à 7 semblent se répartir aléatoirement dans le tableau, qu’il y ait une infinité de nombres premiers jumeaux (attention, ceci n’est pas une démonstration). Autre remarque : lorsque l’on va passer au tableau suivant, les couples surlignés vont eux-mêmes engendrés des nombres premiers jumeaux. En fait il suffirait de montrer que pour chaque tableau, chaque couple engendre au moins un couple de nombres premiers jumeaux. Ou mieux encore, il suffirait de montrer qu’il y a au moins un couple de nombres premiers jumeaux par tableau. Déjà, il y aura toujours un couple de pseudo-nombres premiers jumeaux sur la première ligne à partir de l’étape 4 car il y a n#-1 et n#+1 (Ici 29 et 31 ; ensuite 209 et 211…), donc beaucoup sur la première ligne. Donc au tableau suivant, disons n+1-ième, il y aura au moins p</text:span><text:span text:style-name="T14">n+2</text:span><text:span text:style-name="T9">-2 couples de pseudo-nombres premiers jumeaux (un multiple de p</text:span><text:span text:style-name="T14">n+2</text:span><text:span text:style-name="T9"> par colonne).</text:span></text:p>
      <text:p text:style-name="P2"/>
      <text:p text:style-name="P2"><text:soft-page-break/><text:span text:style-name="T8">Conclusion</text:span></text:p>
      <text:p text:style-name="P4"/>
      <table:table table:name="Tableau9" table:style-name="Tableau9">
        <table:table-column table:style-name="Tableau9.A"/>
        <table:table-column table:style-name="Tableau9.B"/>
        <table:table-row table:style-name="Tableau9.1">
          <table:table-cell table:style-name="Tableau9.A1" office:value-type="string">
            <text:p text:style-name="P14"><text:span text:style-name="T28">Inconvénients</text:span></text:p>
          </table:table-cell>
          <table:table-cell table:style-name="Tableau9.A1" office:value-type="string">
            <text:p text:style-name="P14"><text:span text:style-name="T28">Avantages</text:span></text:p>
          </table:table-cell>
        </table:table-row>
        <table:table-row table:style-name="Tableau9.1">
          <table:table-cell table:style-name="Tableau9.A1" office:value-type="string">
            <text:list xml:id="list234160697309922" text:continue-list="list7240075692727492651" text:style-name="WWNum3">
              <text:list-item>
                <text:p text:style-name="P20">Problème de stockage</text:p>
              </text:list-item>
            </text:list>
            <text:p text:style-name="P21"/>
            <text:list xml:id="list234160998719509" text:continue-numbering="true" text:style-name="WWNum3">
              <text:list-item>
                <text:p text:style-name="P20">Complexité primorielle</text:p>
              </text:list-item>
            </text:list>
            <text:p text:style-name="P25"/>
            <text:p text:style-name="P21"/>
            <text:list xml:id="list869321708944529372" text:style-name="WWNum8">
              <text:list-item>
                <text:p text:style-name="P31">On ne peut pas aller loin…</text:p>
              </text:list-item>
            </text:list>
          </table:table-cell>
          <table:table-cell table:style-name="Tableau9.A1" office:value-type="string">
            <text:list xml:id="list234160801899022" text:continue-list="list234160998719509" text:style-name="WWNum3">
              <text:list-item>
                <text:p text:style-name="P26">Tous les nombres premiers sont obtenus</text:p>
              </text:list-item>
              <text:list-item>
                <text:p text:style-name="P26">Que des opérations simples</text:p>
              </text:list-item>
              <text:list-item>
                <text:p text:style-name="P26">Contrairement au crible d’Eratosthène, il n’y a pas de limite fixée : l’algorithme pourrait théoriquement tourner indéfiniment</text:p>
              </text:list-item>
              <text:list-item>
                <text:p text:style-name="P26">Autre approche des nombres premiers. Cela permet de discuter sur la répartition et sur des conjectures actuelles…</text:p>
              </text:list-item>
            </text:list>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2" style:font-size-asian="11pt" style:language-asian="en" style:country-asian="US" style:font-name-complex="F"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font-size-complex="10pt"/>
    </style:style>
    <style:style style:name="Footnote" style:family="paragraph" style:parent-style-name="Standard" style:class="extra"/>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ListLabel_20_1" style:display-name="ListLabel 1" style:family="text">
      <style:text-properties fo:font-size="12pt" fo:font-weight="bold" style:font-name-asian="Calibri2" style:font-family-asian="Calibri" style:font-family-generic-asian="system" style:font-pitch-asian="variable" style:font-name-complex="F"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1.905cm" fo:margin-right="1.90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sirs</meta:initial-creator>
    <meta:editing-cycles>24</meta:editing-cycles>
    <meta:creation-date>2014-05-21T13:53:00</meta:creation-date>
    <dc:date>2017-11-07T23:41:58.797000000</dc:date>
    <meta:editing-duration>PT5H43M</meta:editing-duration>
    <meta:generator>LibreOffice/5.0.4.2$Windows_x86 LibreOffice_project/2b9802c1994aa0b7dc6079e128979269cf95bc78</meta:generator>
    <meta:document-statistic meta:table-count="9" meta:image-count="0" meta:object-count="15" meta:page-count="7" meta:paragraph-count="541" meta:word-count="2270" meta:character-count="11298" meta:non-whitespace-character-count="9574"/>
    <meta:user-defined meta:name="AppVersion">14.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32/content.xml><?xml version="1.0" encoding="utf-8"?>
<math xmlns="http://www.w3.org/1998/Math/MathML" display="block">
  <semantics>
    <mrow>
      <mrow/>
      <msub>
        <mi>T</mi>
        <mn>0</mn>
      </msub>
      <mrow>
        <mi>'</mi>
        <mo stretchy="false">=</mo>
        <mn>1</mn>
      </mrow>
    </mrow>
    <annotation encoding="StarMath 5.0"># {T} rsub {0} '=1</annotation>
  </semantics>
</math>
</file>